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5.009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4.955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orted_RBt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435" calcext:value-type="float">
            <text:p>23,7435</text:p>
          </table:table-cell>
          <table:table-cell office:value-type="float" office:value="31" calcext:value-type="float">
            <text:p>31</text:p>
          </table:table-cell>
          <table:table-cell office:value-type="float" office:value="12.0914" calcext:value-type="float">
            <text:p>12,0914</text:p>
          </table:table-cell>
          <table:table-cell office:value-type="float" office:value="97" calcext:value-type="float">
            <text:p>97</text:p>
          </table:table-cell>
          <table:table-cell office:value-type="float" office:value="17.19535" calcext:value-type="float">
            <text:p>17,195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3" calcext:value-type="float">
            <text:p>23,773</text:p>
          </table:table-cell>
          <table:table-cell office:value-type="float" office:value="31" calcext:value-type="float">
            <text:p>31</text:p>
          </table:table-cell>
          <table:table-cell office:value-type="float" office:value="12.0669" calcext:value-type="float">
            <text:p>12,0669</text:p>
          </table:table-cell>
          <table:table-cell office:value-type="float" office:value="97" calcext:value-type="float">
            <text:p>97</text:p>
          </table:table-cell>
          <table:table-cell office:value-type="float" office:value="17.21335" calcext:value-type="float">
            <text:p>17,213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41" calcext:value-type="float">
            <text:p>23,7741</text:p>
          </table:table-cell>
          <table:table-cell office:value-type="float" office:value="35" calcext:value-type="float">
            <text:p>35</text:p>
          </table:table-cell>
          <table:table-cell office:value-type="float" office:value="12.06215" calcext:value-type="float">
            <text:p>12,06215</text:p>
          </table:table-cell>
          <table:table-cell office:value-type="float" office:value="97" calcext:value-type="float">
            <text:p>97</text:p>
          </table:table-cell>
          <table:table-cell office:value-type="float" office:value="17.3143" calcext:value-type="float">
            <text:p>17,314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874" calcext:value-type="float">
            <text:p>23,7874</text:p>
          </table:table-cell>
          <table:table-cell office:value-type="float" office:value="41" calcext:value-type="float">
            <text:p>41</text:p>
          </table:table-cell>
          <table:table-cell office:value-type="float" office:value="12.032" calcext:value-type="float">
            <text:p>12,032</text:p>
          </table:table-cell>
          <table:table-cell office:value-type="float" office:value="97" calcext:value-type="float">
            <text:p>97</text:p>
          </table:table-cell>
          <table:table-cell office:value-type="float" office:value="17.36465" calcext:value-type="float">
            <text:p>17,364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811" calcext:value-type="float">
            <text:p>23,7811</text:p>
          </table:table-cell>
          <table:table-cell office:value-type="float" office:value="33" calcext:value-type="float">
            <text:p>33</text:p>
          </table:table-cell>
          <table:table-cell office:value-type="float" office:value="12.06135" calcext:value-type="float">
            <text:p>12,06135</text:p>
          </table:table-cell>
          <table:table-cell office:value-type="float" office:value="97" calcext:value-type="float">
            <text:p>97</text:p>
          </table:table-cell>
          <table:table-cell office:value-type="float" office:value="17.60095" calcext:value-type="float">
            <text:p>17,6009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939" calcext:value-type="float">
            <text:p>23,7939</text:p>
          </table:table-cell>
          <table:table-cell office:value-type="float" office:value="33" calcext:value-type="float">
            <text:p>33</text:p>
          </table:table-cell>
          <table:table-cell office:value-type="float" office:value="12.02655" calcext:value-type="float">
            <text:p>12,02655</text:p>
          </table:table-cell>
          <table:table-cell office:value-type="float" office:value="97" calcext:value-type="float">
            <text:p>97</text:p>
          </table:table-cell>
          <table:table-cell office:value-type="float" office:value="17.00575" calcext:value-type="float">
            <text:p>17,005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833" calcext:value-type="float">
            <text:p>23,7833</text:p>
          </table:table-cell>
          <table:table-cell office:value-type="float" office:value="33" calcext:value-type="float">
            <text:p>33</text:p>
          </table:table-cell>
          <table:table-cell office:value-type="float" office:value="12.1006" calcext:value-type="float">
            <text:p>12,1006</text:p>
          </table:table-cell>
          <table:table-cell office:value-type="float" office:value="97" calcext:value-type="float">
            <text:p>97</text:p>
          </table:table-cell>
          <table:table-cell office:value-type="float" office:value="17.3615" calcext:value-type="float">
            <text:p>17,36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32" calcext:value-type="float">
            <text:p>23,7732</text:p>
          </table:table-cell>
          <table:table-cell office:value-type="float" office:value="37" calcext:value-type="float">
            <text:p>37</text:p>
          </table:table-cell>
          <table:table-cell office:value-type="float" office:value="12.07195" calcext:value-type="float">
            <text:p>12,07195</text:p>
          </table:table-cell>
          <table:table-cell office:value-type="float" office:value="97" calcext:value-type="float">
            <text:p>97</text:p>
          </table:table-cell>
          <table:table-cell office:value-type="float" office:value="17.5197" calcext:value-type="float">
            <text:p>17,51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" calcext:value-type="float">
            <text:p>23,77</text:p>
          </table:table-cell>
          <table:table-cell office:value-type="float" office:value="35" calcext:value-type="float">
            <text:p>35</text:p>
          </table:table-cell>
          <table:table-cell office:value-type="float" office:value="12.07965" calcext:value-type="float">
            <text:p>12,07965</text:p>
          </table:table-cell>
          <table:table-cell office:value-type="float" office:value="97" calcext:value-type="float">
            <text:p>97</text:p>
          </table:table-cell>
          <table:table-cell office:value-type="float" office:value="17.29775" calcext:value-type="float">
            <text:p>17,297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91" calcext:value-type="float">
            <text:p>23,7791</text:p>
          </table:table-cell>
          <table:table-cell office:value-type="float" office:value="37" calcext:value-type="float">
            <text:p>37</text:p>
          </table:table-cell>
          <table:table-cell office:value-type="float" office:value="12.04295" calcext:value-type="float">
            <text:p>12,04295</text:p>
          </table:table-cell>
          <table:table-cell office:value-type="float" office:value="97" calcext:value-type="float">
            <text:p>97</text:p>
          </table:table-cell>
          <table:table-cell office:value-type="float" office:value="17.42725" calcext:value-type="float">
            <text:p>17,427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8091" calcext:value-type="float">
            <text:p>23,8091</text:p>
          </table:table-cell>
          <table:table-cell office:value-type="float" office:value="35" calcext:value-type="float">
            <text:p>35</text:p>
          </table:table-cell>
          <table:table-cell office:value-type="float" office:value="12.0598" calcext:value-type="float">
            <text:p>12,0598</text:p>
          </table:table-cell>
          <table:table-cell office:value-type="float" office:value="97" calcext:value-type="float">
            <text:p>97</text:p>
          </table:table-cell>
          <table:table-cell office:value-type="float" office:value="17.3814" calcext:value-type="float">
            <text:p>17,38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527" calcext:value-type="float">
            <text:p>23,7527</text:p>
          </table:table-cell>
          <table:table-cell office:value-type="float" office:value="31" calcext:value-type="float">
            <text:p>31</text:p>
          </table:table-cell>
          <table:table-cell office:value-type="float" office:value="12.07475" calcext:value-type="float">
            <text:p>12,07475</text:p>
          </table:table-cell>
          <table:table-cell office:value-type="float" office:value="97" calcext:value-type="float">
            <text:p>97</text:p>
          </table:table-cell>
          <table:table-cell office:value-type="float" office:value="17.1221" calcext:value-type="float">
            <text:p>17,12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754" calcext:value-type="float">
            <text:p>23,7754</text:p>
          </table:table-cell>
          <table:table-cell office:value-type="float" office:value="31" calcext:value-type="float">
            <text:p>31</text:p>
          </table:table-cell>
          <table:table-cell office:value-type="float" office:value="12.0502" calcext:value-type="float">
            <text:p>12,0502</text:p>
          </table:table-cell>
          <table:table-cell office:value-type="float" office:value="97" calcext:value-type="float">
            <text:p>97</text:p>
          </table:table-cell>
          <table:table-cell office:value-type="float" office:value="17.2291" calcext:value-type="float">
            <text:p>17,229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482" calcext:value-type="float">
            <text:p>23,7482</text:p>
          </table:table-cell>
          <table:table-cell office:value-type="float" office:value="35" calcext:value-type="float">
            <text:p>35</text:p>
          </table:table-cell>
          <table:table-cell office:value-type="float" office:value="12.0922" calcext:value-type="float">
            <text:p>12,0922</text:p>
          </table:table-cell>
          <table:table-cell office:value-type="float" office:value="97" calcext:value-type="float">
            <text:p>97</text:p>
          </table:table-cell>
          <table:table-cell office:value-type="float" office:value="17.57965" calcext:value-type="float">
            <text:p>17,579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936" calcext:value-type="float">
            <text:p>23,7936</text:p>
          </table:table-cell>
          <table:table-cell office:value-type="float" office:value="35" calcext:value-type="float">
            <text:p>35</text:p>
          </table:table-cell>
          <table:table-cell office:value-type="float" office:value="12.07925" calcext:value-type="float">
            <text:p>12,07925</text:p>
          </table:table-cell>
          <table:table-cell office:value-type="float" office:value="97" calcext:value-type="float">
            <text:p>97</text:p>
          </table:table-cell>
          <table:table-cell office:value-type="float" office:value="17.5659" calcext:value-type="float">
            <text:p>17,565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835" calcext:value-type="float">
            <text:p>23,7835</text:p>
          </table:table-cell>
          <table:table-cell office:value-type="float" office:value="39" calcext:value-type="float">
            <text:p>39</text:p>
          </table:table-cell>
          <table:table-cell office:value-type="float" office:value="12.0793" calcext:value-type="float">
            <text:p>12,0793</text:p>
          </table:table-cell>
          <table:table-cell office:value-type="float" office:value="97" calcext:value-type="float">
            <text:p>97</text:p>
          </table:table-cell>
          <table:table-cell office:value-type="float" office:value="17.4712" calcext:value-type="float">
            <text:p>17,47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59" calcext:value-type="float">
            <text:p>23,759</text:p>
          </table:table-cell>
          <table:table-cell office:value-type="float" office:value="33" calcext:value-type="float">
            <text:p>33</text:p>
          </table:table-cell>
          <table:table-cell office:value-type="float" office:value="12.0766" calcext:value-type="float">
            <text:p>12,0766</text:p>
          </table:table-cell>
          <table:table-cell office:value-type="float" office:value="97" calcext:value-type="float">
            <text:p>97</text:p>
          </table:table-cell>
          <table:table-cell office:value-type="float" office:value="17.2544" calcext:value-type="float">
            <text:p>17,25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502" calcext:value-type="float">
            <text:p>23,7502</text:p>
          </table:table-cell>
          <table:table-cell office:value-type="float" office:value="33" calcext:value-type="float">
            <text:p>33</text:p>
          </table:table-cell>
          <table:table-cell office:value-type="float" office:value="12.02745" calcext:value-type="float">
            <text:p>12,02745</text:p>
          </table:table-cell>
          <table:table-cell office:value-type="float" office:value="97" calcext:value-type="float">
            <text:p>97</text:p>
          </table:table-cell>
          <table:table-cell office:value-type="float" office:value="17.55845" calcext:value-type="float">
            <text:p>17,558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618" calcext:value-type="float">
            <text:p>23,7618</text:p>
          </table:table-cell>
          <table:table-cell office:value-type="float" office:value="33" calcext:value-type="float">
            <text:p>33</text:p>
          </table:table-cell>
          <table:table-cell office:value-type="float" office:value="12.0738" calcext:value-type="float">
            <text:p>12,0738</text:p>
          </table:table-cell>
          <table:table-cell office:value-type="float" office:value="97" calcext:value-type="float">
            <text:p>97</text:p>
          </table:table-cell>
          <table:table-cell office:value-type="float" office:value="17.44785" calcext:value-type="float">
            <text:p>17,4478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947" calcext:value-type="float">
            <text:p>23,7947</text:p>
          </table:table-cell>
          <table:table-cell office:value-type="float" office:value="39" calcext:value-type="float">
            <text:p>39</text:p>
          </table:table-cell>
          <table:table-cell office:value-type="float" office:value="12.0659" calcext:value-type="float">
            <text:p>12,0659</text:p>
          </table:table-cell>
          <table:table-cell office:value-type="float" office:value="97" calcext:value-type="float">
            <text:p>97</text:p>
          </table:table-cell>
          <table:table-cell office:value-type="float" office:value="17.33255" calcext:value-type="float">
            <text:p>17,3325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12" calcext:value-type="float">
            <text:p>25,7712</text:p>
          </table:table-cell>
          <table:table-cell office:value-type="float" office:value="35" calcext:value-type="float">
            <text:p>35</text:p>
          </table:table-cell>
          <table:table-cell office:value-type="float" office:value="12.562275" calcext:value-type="float">
            <text:p>12,562275</text:p>
          </table:table-cell>
          <table:table-cell office:value-type="float" office:value="105" calcext:value-type="float">
            <text:p>105</text:p>
          </table:table-cell>
          <table:table-cell office:value-type="float" office:value="19.17945" calcext:value-type="float">
            <text:p>19,179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508" calcext:value-type="float">
            <text:p>25,7508</text:p>
          </table:table-cell>
          <table:table-cell office:value-type="float" office:value="41" calcext:value-type="float">
            <text:p>41</text:p>
          </table:table-cell>
          <table:table-cell office:value-type="float" office:value="12.55795" calcext:value-type="float">
            <text:p>12,55795</text:p>
          </table:table-cell>
          <table:table-cell office:value-type="float" office:value="105" calcext:value-type="float">
            <text:p>105</text:p>
          </table:table-cell>
          <table:table-cell office:value-type="float" office:value="18.832125" calcext:value-type="float">
            <text:p>18,8321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98" calcext:value-type="float">
            <text:p>25,7798</text:p>
          </table:table-cell>
          <table:table-cell office:value-type="float" office:value="37" calcext:value-type="float">
            <text:p>37</text:p>
          </table:table-cell>
          <table:table-cell office:value-type="float" office:value="12.538025" calcext:value-type="float">
            <text:p>12,538025</text:p>
          </table:table-cell>
          <table:table-cell office:value-type="float" office:value="105" calcext:value-type="float">
            <text:p>105</text:p>
          </table:table-cell>
          <table:table-cell office:value-type="float" office:value="18.844375" calcext:value-type="float">
            <text:p>18,84437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6" calcext:value-type="float">
            <text:p>25,76</text:p>
          </table:table-cell>
          <table:table-cell office:value-type="float" office:value="37" calcext:value-type="float">
            <text:p>37</text:p>
          </table:table-cell>
          <table:table-cell office:value-type="float" office:value="12.560375" calcext:value-type="float">
            <text:p>12,560375</text:p>
          </table:table-cell>
          <table:table-cell office:value-type="float" office:value="105" calcext:value-type="float">
            <text:p>105</text:p>
          </table:table-cell>
          <table:table-cell office:value-type="float" office:value="18.75055" calcext:value-type="float">
            <text:p>18,7505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295" calcext:value-type="float">
            <text:p>25,77295</text:p>
          </table:table-cell>
          <table:table-cell office:value-type="float" office:value="39" calcext:value-type="float">
            <text:p>39</text:p>
          </table:table-cell>
          <table:table-cell office:value-type="float" office:value="12.545775" calcext:value-type="float">
            <text:p>12,545775</text:p>
          </table:table-cell>
          <table:table-cell office:value-type="float" office:value="105" calcext:value-type="float">
            <text:p>105</text:p>
          </table:table-cell>
          <table:table-cell office:value-type="float" office:value="19.00345" calcext:value-type="float">
            <text:p>19,003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8815" calcext:value-type="float">
            <text:p>25,78815</text:p>
          </table:table-cell>
          <table:table-cell office:value-type="float" office:value="35" calcext:value-type="float">
            <text:p>35</text:p>
          </table:table-cell>
          <table:table-cell office:value-type="float" office:value="12.49515" calcext:value-type="float">
            <text:p>12,49515</text:p>
          </table:table-cell>
          <table:table-cell office:value-type="float" office:value="105" calcext:value-type="float">
            <text:p>105</text:p>
          </table:table-cell>
          <table:table-cell office:value-type="float" office:value="18.9265" calcext:value-type="float">
            <text:p>18,926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639" calcext:value-type="float">
            <text:p>25,7639</text:p>
          </table:table-cell>
          <table:table-cell office:value-type="float" office:value="35" calcext:value-type="float">
            <text:p>35</text:p>
          </table:table-cell>
          <table:table-cell office:value-type="float" office:value="12.5454" calcext:value-type="float">
            <text:p>12,5454</text:p>
          </table:table-cell>
          <table:table-cell office:value-type="float" office:value="105" calcext:value-type="float">
            <text:p>105</text:p>
          </table:table-cell>
          <table:table-cell office:value-type="float" office:value="18.804575" calcext:value-type="float">
            <text:p>18,80457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822" calcext:value-type="float">
            <text:p>25,7822</text:p>
          </table:table-cell>
          <table:table-cell office:value-type="float" office:value="33" calcext:value-type="float">
            <text:p>33</text:p>
          </table:table-cell>
          <table:table-cell office:value-type="float" office:value="12.518025" calcext:value-type="float">
            <text:p>12,518025</text:p>
          </table:table-cell>
          <table:table-cell office:value-type="float" office:value="105" calcext:value-type="float">
            <text:p>105</text:p>
          </table:table-cell>
          <table:table-cell office:value-type="float" office:value="18.6526" calcext:value-type="float">
            <text:p>18,65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604" calcext:value-type="float">
            <text:p>25,7604</text:p>
          </table:table-cell>
          <table:table-cell office:value-type="float" office:value="35" calcext:value-type="float">
            <text:p>35</text:p>
          </table:table-cell>
          <table:table-cell office:value-type="float" office:value="12.5316" calcext:value-type="float">
            <text:p>12,5316</text:p>
          </table:table-cell>
          <table:table-cell office:value-type="float" office:value="105" calcext:value-type="float">
            <text:p>105</text:p>
          </table:table-cell>
          <table:table-cell office:value-type="float" office:value="19.0105" calcext:value-type="float">
            <text:p>19,010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225" calcext:value-type="float">
            <text:p>25,77225</text:p>
          </table:table-cell>
          <table:table-cell office:value-type="float" office:value="37" calcext:value-type="float">
            <text:p>37</text:p>
          </table:table-cell>
          <table:table-cell office:value-type="float" office:value="12.534" calcext:value-type="float">
            <text:p>12,534</text:p>
          </table:table-cell>
          <table:table-cell office:value-type="float" office:value="105" calcext:value-type="float">
            <text:p>105</text:p>
          </table:table-cell>
          <table:table-cell office:value-type="float" office:value="18.78925" calcext:value-type="float">
            <text:p>18,789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695" calcext:value-type="float">
            <text:p>25,77695</text:p>
          </table:table-cell>
          <table:table-cell office:value-type="float" office:value="35" calcext:value-type="float">
            <text:p>35</text:p>
          </table:table-cell>
          <table:table-cell office:value-type="float" office:value="12.525525" calcext:value-type="float">
            <text:p>12,525525</text:p>
          </table:table-cell>
          <table:table-cell office:value-type="float" office:value="105" calcext:value-type="float">
            <text:p>105</text:p>
          </table:table-cell>
          <table:table-cell office:value-type="float" office:value="18.806075" calcext:value-type="float">
            <text:p>18,80607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8335" calcext:value-type="float">
            <text:p>25,78335</text:p>
          </table:table-cell>
          <table:table-cell office:value-type="float" office:value="37" calcext:value-type="float">
            <text:p>37</text:p>
          </table:table-cell>
          <table:table-cell office:value-type="float" office:value="12.538575" calcext:value-type="float">
            <text:p>12,538575</text:p>
          </table:table-cell>
          <table:table-cell office:value-type="float" office:value="105" calcext:value-type="float">
            <text:p>105</text:p>
          </table:table-cell>
          <table:table-cell office:value-type="float" office:value="18.697025" calcext:value-type="float">
            <text:p>18,6970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5225" calcext:value-type="float">
            <text:p>25,75225</text:p>
          </table:table-cell>
          <table:table-cell office:value-type="float" office:value="35" calcext:value-type="float">
            <text:p>35</text:p>
          </table:table-cell>
          <table:table-cell office:value-type="float" office:value="12.540775" calcext:value-type="float">
            <text:p>12,540775</text:p>
          </table:table-cell>
          <table:table-cell office:value-type="float" office:value="105" calcext:value-type="float">
            <text:p>105</text:p>
          </table:table-cell>
          <table:table-cell office:value-type="float" office:value="18.6665" calcext:value-type="float">
            <text:p>18,666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55" calcext:value-type="float">
            <text:p>25,7755</text:p>
          </table:table-cell>
          <table:table-cell office:value-type="float" office:value="37" calcext:value-type="float">
            <text:p>37</text:p>
          </table:table-cell>
          <table:table-cell office:value-type="float" office:value="12.506225" calcext:value-type="float">
            <text:p>12,506225</text:p>
          </table:table-cell>
          <table:table-cell office:value-type="float" office:value="105" calcext:value-type="float">
            <text:p>105</text:p>
          </table:table-cell>
          <table:table-cell office:value-type="float" office:value="18.757425" calcext:value-type="float">
            <text:p>18,7574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821" calcext:value-type="float">
            <text:p>25,7821</text:p>
          </table:table-cell>
          <table:table-cell office:value-type="float" office:value="39" calcext:value-type="float">
            <text:p>39</text:p>
          </table:table-cell>
          <table:table-cell office:value-type="float" office:value="12.509225" calcext:value-type="float">
            <text:p>12,509225</text:p>
          </table:table-cell>
          <table:table-cell office:value-type="float" office:value="105" calcext:value-type="float">
            <text:p>105</text:p>
          </table:table-cell>
          <table:table-cell office:value-type="float" office:value="18.8339" calcext:value-type="float">
            <text:p>18,833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5715" calcext:value-type="float">
            <text:p>25,75715</text:p>
          </table:table-cell>
          <table:table-cell office:value-type="float" office:value="35" calcext:value-type="float">
            <text:p>35</text:p>
          </table:table-cell>
          <table:table-cell office:value-type="float" office:value="12.539075" calcext:value-type="float">
            <text:p>12,539075</text:p>
          </table:table-cell>
          <table:table-cell office:value-type="float" office:value="105" calcext:value-type="float">
            <text:p>105</text:p>
          </table:table-cell>
          <table:table-cell office:value-type="float" office:value="19.183225" calcext:value-type="float">
            <text:p>19,1832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6005" calcext:value-type="float">
            <text:p>25,76005</text:p>
          </table:table-cell>
          <table:table-cell office:value-type="float" office:value="35" calcext:value-type="float">
            <text:p>35</text:p>
          </table:table-cell>
          <table:table-cell office:value-type="float" office:value="12.538075" calcext:value-type="float">
            <text:p>12,538075</text:p>
          </table:table-cell>
          <table:table-cell office:value-type="float" office:value="105" calcext:value-type="float">
            <text:p>105</text:p>
          </table:table-cell>
          <table:table-cell office:value-type="float" office:value="19.02015" calcext:value-type="float">
            <text:p>19,0201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838" calcext:value-type="float">
            <text:p>25,7838</text:p>
          </table:table-cell>
          <table:table-cell office:value-type="float" office:value="41" calcext:value-type="float">
            <text:p>41</text:p>
          </table:table-cell>
          <table:table-cell office:value-type="float" office:value="12.523525" calcext:value-type="float">
            <text:p>12,523525</text:p>
          </table:table-cell>
          <table:table-cell office:value-type="float" office:value="105" calcext:value-type="float">
            <text:p>105</text:p>
          </table:table-cell>
          <table:table-cell office:value-type="float" office:value="19.228375" calcext:value-type="float">
            <text:p>19,22837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465" calcext:value-type="float">
            <text:p>25,77465</text:p>
          </table:table-cell>
          <table:table-cell office:value-type="float" office:value="33" calcext:value-type="float">
            <text:p>33</text:p>
          </table:table-cell>
          <table:table-cell office:value-type="float" office:value="12.541675" calcext:value-type="float">
            <text:p>12,541675</text:p>
          </table:table-cell>
          <table:table-cell office:value-type="float" office:value="105" calcext:value-type="float">
            <text:p>105</text:p>
          </table:table-cell>
          <table:table-cell office:value-type="float" office:value="18.61635" calcext:value-type="float">
            <text:p>18,616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845" calcext:value-type="float">
            <text:p>25,77845</text:p>
          </table:table-cell>
          <table:table-cell office:value-type="float" office:value="35" calcext:value-type="float">
            <text:p>35</text:p>
          </table:table-cell>
          <table:table-cell office:value-type="float" office:value="12.533875" calcext:value-type="float">
            <text:p>12,533875</text:p>
          </table:table-cell>
          <table:table-cell office:value-type="float" office:value="105" calcext:value-type="float">
            <text:p>105</text:p>
          </table:table-cell>
          <table:table-cell office:value-type="float" office:value="18.75005" calcext:value-type="float">
            <text:p>18,7500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78433" calcext:value-type="float">
            <text:p>26,878433</text:p>
          </table:table-cell>
          <table:table-cell office:value-type="float" office:value="33" calcext:value-type="float">
            <text:p>33</text:p>
          </table:table-cell>
          <table:table-cell office:value-type="float" office:value="12.757317" calcext:value-type="float">
            <text:p>12,757317</text:p>
          </table:table-cell>
          <table:table-cell office:value-type="float" office:value="111" calcext:value-type="float">
            <text:p>111</text:p>
          </table:table-cell>
          <table:table-cell office:value-type="float" office:value="19.278817" calcext:value-type="float">
            <text:p>19,2788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92733" calcext:value-type="float">
            <text:p>26,992733</text:p>
          </table:table-cell>
          <table:table-cell office:value-type="float" office:value="47" calcext:value-type="float">
            <text:p>47</text:p>
          </table:table-cell>
          <table:table-cell office:value-type="float" office:value="12.845833" calcext:value-type="float">
            <text:p>12,845833</text:p>
          </table:table-cell>
          <table:table-cell office:value-type="float" office:value="111" calcext:value-type="float">
            <text:p>111</text:p>
          </table:table-cell>
          <table:table-cell office:value-type="float" office:value="20.107983" calcext:value-type="float">
            <text:p>20,10798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0733" calcext:value-type="float">
            <text:p>26,890733</text:p>
          </table:table-cell>
          <table:table-cell office:value-type="float" office:value="37" calcext:value-type="float">
            <text:p>37</text:p>
          </table:table-cell>
          <table:table-cell office:value-type="float" office:value="12.77895" calcext:value-type="float">
            <text:p>12,77895</text:p>
          </table:table-cell>
          <table:table-cell office:value-type="float" office:value="111" calcext:value-type="float">
            <text:p>111</text:p>
          </table:table-cell>
          <table:table-cell office:value-type="float" office:value="19.460267" calcext:value-type="float">
            <text:p>19,46026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04" calcext:value-type="float">
            <text:p>26,8904</text:p>
          </table:table-cell>
          <table:table-cell office:value-type="float" office:value="45" calcext:value-type="float">
            <text:p>45</text:p>
          </table:table-cell>
          <table:table-cell office:value-type="float" office:value="12.809083" calcext:value-type="float">
            <text:p>12,809083</text:p>
          </table:table-cell>
          <table:table-cell office:value-type="float" office:value="111" calcext:value-type="float">
            <text:p>111</text:p>
          </table:table-cell>
          <table:table-cell office:value-type="float" office:value="19.256783" calcext:value-type="float">
            <text:p>19,25678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7933" calcext:value-type="float">
            <text:p>26,897933</text:p>
          </table:table-cell>
          <table:table-cell office:value-type="float" office:value="37" calcext:value-type="float">
            <text:p>37</text:p>
          </table:table-cell>
          <table:table-cell office:value-type="float" office:value="12.805183" calcext:value-type="float">
            <text:p>12,805183</text:p>
          </table:table-cell>
          <table:table-cell office:value-type="float" office:value="111" calcext:value-type="float">
            <text:p>111</text:p>
          </table:table-cell>
          <table:table-cell office:value-type="float" office:value="19.590867" calcext:value-type="float">
            <text:p>19,59086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76" calcext:value-type="float">
            <text:p>26,876</text:p>
          </table:table-cell>
          <table:table-cell office:value-type="float" office:value="35" calcext:value-type="float">
            <text:p>35</text:p>
          </table:table-cell>
          <table:table-cell office:value-type="float" office:value="12.797" calcext:value-type="float">
            <text:p>12,797</text:p>
          </table:table-cell>
          <table:table-cell office:value-type="float" office:value="111" calcext:value-type="float">
            <text:p>111</text:p>
          </table:table-cell>
          <table:table-cell office:value-type="float" office:value="19.311217" calcext:value-type="float">
            <text:p>19,3112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6433" calcext:value-type="float">
            <text:p>26,906433</text:p>
          </table:table-cell>
          <table:table-cell office:value-type="float" office:value="39" calcext:value-type="float">
            <text:p>39</text:p>
          </table:table-cell>
          <table:table-cell office:value-type="float" office:value="12.811567" calcext:value-type="float">
            <text:p>12,811567</text:p>
          </table:table-cell>
          <table:table-cell office:value-type="float" office:value="111" calcext:value-type="float">
            <text:p>111</text:p>
          </table:table-cell>
          <table:table-cell office:value-type="float" office:value="19.754067" calcext:value-type="float">
            <text:p>19,7540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6467" calcext:value-type="float">
            <text:p>26,906467</text:p>
          </table:table-cell>
          <table:table-cell office:value-type="float" office:value="39" calcext:value-type="float">
            <text:p>39</text:p>
          </table:table-cell>
          <table:table-cell office:value-type="float" office:value="12.81025" calcext:value-type="float">
            <text:p>12,81025</text:p>
          </table:table-cell>
          <table:table-cell office:value-type="float" office:value="111" calcext:value-type="float">
            <text:p>111</text:p>
          </table:table-cell>
          <table:table-cell office:value-type="float" office:value="20.001517" calcext:value-type="float">
            <text:p>20,0015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68567" calcext:value-type="float">
            <text:p>26,868567</text:p>
          </table:table-cell>
          <table:table-cell office:value-type="float" office:value="35" calcext:value-type="float">
            <text:p>35</text:p>
          </table:table-cell>
          <table:table-cell office:value-type="float" office:value="12.779567" calcext:value-type="float">
            <text:p>12,779567</text:p>
          </table:table-cell>
          <table:table-cell office:value-type="float" office:value="111" calcext:value-type="float">
            <text:p>111</text:p>
          </table:table-cell>
          <table:table-cell office:value-type="float" office:value="19.35195" calcext:value-type="float">
            <text:p>19,3519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733" calcext:value-type="float">
            <text:p>26,8733</text:p>
          </table:table-cell>
          <table:table-cell office:value-type="float" office:value="39" calcext:value-type="float">
            <text:p>39</text:p>
          </table:table-cell>
          <table:table-cell office:value-type="float" office:value="12.78185" calcext:value-type="float">
            <text:p>12,78185</text:p>
          </table:table-cell>
          <table:table-cell office:value-type="float" office:value="111" calcext:value-type="float">
            <text:p>111</text:p>
          </table:table-cell>
          <table:table-cell office:value-type="float" office:value="19.302383" calcext:value-type="float">
            <text:p>19,30238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7367" calcext:value-type="float">
            <text:p>26,907367</text:p>
          </table:table-cell>
          <table:table-cell office:value-type="float" office:value="39" calcext:value-type="float">
            <text:p>39</text:p>
          </table:table-cell>
          <table:table-cell office:value-type="float" office:value="12.744217" calcext:value-type="float">
            <text:p>12,744217</text:p>
          </table:table-cell>
          <table:table-cell office:value-type="float" office:value="111" calcext:value-type="float">
            <text:p>111</text:p>
          </table:table-cell>
          <table:table-cell office:value-type="float" office:value="19.634517" calcext:value-type="float">
            <text:p>19,6345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813" calcext:value-type="float">
            <text:p>26,8813</text:p>
          </table:table-cell>
          <table:table-cell office:value-type="float" office:value="37" calcext:value-type="float">
            <text:p>37</text:p>
          </table:table-cell>
          <table:table-cell office:value-type="float" office:value="12.8136" calcext:value-type="float">
            <text:p>12,8136</text:p>
          </table:table-cell>
          <table:table-cell office:value-type="float" office:value="111" calcext:value-type="float">
            <text:p>111</text:p>
          </table:table-cell>
          <table:table-cell office:value-type="float" office:value="19.49545" calcext:value-type="float">
            <text:p>19,4954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12" calcext:value-type="float">
            <text:p>26,9012</text:p>
          </table:table-cell>
          <table:table-cell office:value-type="float" office:value="45" calcext:value-type="float">
            <text:p>45</text:p>
          </table:table-cell>
          <table:table-cell office:value-type="float" office:value="12.79115" calcext:value-type="float">
            <text:p>12,79115</text:p>
          </table:table-cell>
          <table:table-cell office:value-type="float" office:value="111" calcext:value-type="float">
            <text:p>111</text:p>
          </table:table-cell>
          <table:table-cell office:value-type="float" office:value="19.967867" calcext:value-type="float">
            <text:p>19,96786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87133" calcext:value-type="float">
            <text:p>26,987133</text:p>
          </table:table-cell>
          <table:table-cell office:value-type="float" office:value="41" calcext:value-type="float">
            <text:p>41</text:p>
          </table:table-cell>
          <table:table-cell office:value-type="float" office:value="12.834767" calcext:value-type="float">
            <text:p>12,834767</text:p>
          </table:table-cell>
          <table:table-cell office:value-type="float" office:value="111" calcext:value-type="float">
            <text:p>111</text:p>
          </table:table-cell>
          <table:table-cell office:value-type="float" office:value="19.5924" calcext:value-type="float">
            <text:p>19,59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26" calcext:value-type="float">
            <text:p>26,8926</text:p>
          </table:table-cell>
          <table:table-cell office:value-type="float" office:value="37" calcext:value-type="float">
            <text:p>37</text:p>
          </table:table-cell>
          <table:table-cell office:value-type="float" office:value="12.794867" calcext:value-type="float">
            <text:p>12,794867</text:p>
          </table:table-cell>
          <table:table-cell office:value-type="float" office:value="111" calcext:value-type="float">
            <text:p>111</text:p>
          </table:table-cell>
          <table:table-cell office:value-type="float" office:value="19.447067" calcext:value-type="float">
            <text:p>19,44706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975" calcext:value-type="float">
            <text:p>26,9975</text:p>
          </table:table-cell>
          <table:table-cell office:value-type="float" office:value="39" calcext:value-type="float">
            <text:p>39</text:p>
          </table:table-cell>
          <table:table-cell office:value-type="float" office:value="12.860883" calcext:value-type="float">
            <text:p>12,860883</text:p>
          </table:table-cell>
          <table:table-cell office:value-type="float" office:value="111" calcext:value-type="float">
            <text:p>111</text:p>
          </table:table-cell>
          <table:table-cell office:value-type="float" office:value="20.411233" calcext:value-type="float">
            <text:p>20,4112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44" calcext:value-type="float">
            <text:p>26,944</text:p>
          </table:table-cell>
          <table:table-cell office:value-type="float" office:value="39" calcext:value-type="float">
            <text:p>39</text:p>
          </table:table-cell>
          <table:table-cell office:value-type="float" office:value="12.7802" calcext:value-type="float">
            <text:p>12,7802</text:p>
          </table:table-cell>
          <table:table-cell office:value-type="float" office:value="111" calcext:value-type="float">
            <text:p>111</text:p>
          </table:table-cell>
          <table:table-cell office:value-type="float" office:value="19.897717" calcext:value-type="float">
            <text:p>19,8977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83567" calcext:value-type="float">
            <text:p>26,883567</text:p>
          </table:table-cell>
          <table:table-cell office:value-type="float" office:value="39" calcext:value-type="float">
            <text:p>39</text:p>
          </table:table-cell>
          <table:table-cell office:value-type="float" office:value="12.8057" calcext:value-type="float">
            <text:p>12,8057</text:p>
          </table:table-cell>
          <table:table-cell office:value-type="float" office:value="111" calcext:value-type="float">
            <text:p>111</text:p>
          </table:table-cell>
          <table:table-cell office:value-type="float" office:value="19.703783" calcext:value-type="float">
            <text:p>19,70378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4333" calcext:value-type="float">
            <text:p>26,904333</text:p>
          </table:table-cell>
          <table:table-cell office:value-type="float" office:value="39" calcext:value-type="float">
            <text:p>39</text:p>
          </table:table-cell>
          <table:table-cell office:value-type="float" office:value="12.785833" calcext:value-type="float">
            <text:p>12,785833</text:p>
          </table:table-cell>
          <table:table-cell office:value-type="float" office:value="111" calcext:value-type="float">
            <text:p>111</text:p>
          </table:table-cell>
          <table:table-cell office:value-type="float" office:value="19.6372" calcext:value-type="float">
            <text:p>19,637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9733" calcext:value-type="float">
            <text:p>26,899733</text:p>
          </table:table-cell>
          <table:table-cell office:value-type="float" office:value="35" calcext:value-type="float">
            <text:p>35</text:p>
          </table:table-cell>
          <table:table-cell office:value-type="float" office:value="12.8125" calcext:value-type="float">
            <text:p>12,8125</text:p>
          </table:table-cell>
          <table:table-cell office:value-type="float" office:value="111" calcext:value-type="float">
            <text:p>111</text:p>
          </table:table-cell>
          <table:table-cell office:value-type="float" office:value="19.222417" calcext:value-type="float">
            <text:p>19,2224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585" calcext:value-type="float">
            <text:p>27,77585</text:p>
          </table:table-cell>
          <table:table-cell office:value-type="float" office:value="41" calcext:value-type="float">
            <text:p>41</text:p>
          </table:table-cell>
          <table:table-cell office:value-type="float" office:value="13.026525" calcext:value-type="float">
            <text:p>13,026525</text:p>
          </table:table-cell>
          <table:table-cell office:value-type="float" office:value="113" calcext:value-type="float">
            <text:p>113</text:p>
          </table:table-cell>
          <table:table-cell office:value-type="float" office:value="20.519813" calcext:value-type="float">
            <text:p>20,5198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155" calcext:value-type="float">
            <text:p>27,78155</text:p>
          </table:table-cell>
          <table:table-cell office:value-type="float" office:value="41" calcext:value-type="float">
            <text:p>41</text:p>
          </table:table-cell>
          <table:table-cell office:value-type="float" office:value="13.024038" calcext:value-type="float">
            <text:p>13,024038</text:p>
          </table:table-cell>
          <table:table-cell office:value-type="float" office:value="113" calcext:value-type="float">
            <text:p>113</text:p>
          </table:table-cell>
          <table:table-cell office:value-type="float" office:value="20.422712" calcext:value-type="float">
            <text:p>20,4227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65625" calcext:value-type="float">
            <text:p>27,765625</text:p>
          </table:table-cell>
          <table:table-cell office:value-type="float" office:value="43" calcext:value-type="float">
            <text:p>43</text:p>
          </table:table-cell>
          <table:table-cell office:value-type="float" office:value="13.00485" calcext:value-type="float">
            <text:p>13,00485</text:p>
          </table:table-cell>
          <table:table-cell office:value-type="float" office:value="113" calcext:value-type="float">
            <text:p>113</text:p>
          </table:table-cell>
          <table:table-cell office:value-type="float" office:value="20.429588" calcext:value-type="float">
            <text:p>20,42958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2325" calcext:value-type="float">
            <text:p>27,772325</text:p>
          </table:table-cell>
          <table:table-cell office:value-type="float" office:value="43" calcext:value-type="float">
            <text:p>43</text:p>
          </table:table-cell>
          <table:table-cell office:value-type="float" office:value="13.023088" calcext:value-type="float">
            <text:p>13,023088</text:p>
          </table:table-cell>
          <table:table-cell office:value-type="float" office:value="113" calcext:value-type="float">
            <text:p>113</text:p>
          </table:table-cell>
          <table:table-cell office:value-type="float" office:value="21.071325" calcext:value-type="float">
            <text:p>21,0713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205" calcext:value-type="float">
            <text:p>27,77205</text:p>
          </table:table-cell>
          <table:table-cell office:value-type="float" office:value="39" calcext:value-type="float">
            <text:p>39</text:p>
          </table:table-cell>
          <table:table-cell office:value-type="float" office:value="13.0103" calcext:value-type="float">
            <text:p>13,0103</text:p>
          </table:table-cell>
          <table:table-cell office:value-type="float" office:value="113" calcext:value-type="float">
            <text:p>113</text:p>
          </table:table-cell>
          <table:table-cell office:value-type="float" office:value="20.316437" calcext:value-type="float">
            <text:p>20,31643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9575" calcext:value-type="float">
            <text:p>27,779575</text:p>
          </table:table-cell>
          <table:table-cell office:value-type="float" office:value="37" calcext:value-type="float">
            <text:p>37</text:p>
          </table:table-cell>
          <table:table-cell office:value-type="float" office:value="13.008487" calcext:value-type="float">
            <text:p>13,008487</text:p>
          </table:table-cell>
          <table:table-cell office:value-type="float" office:value="113" calcext:value-type="float">
            <text:p>113</text:p>
          </table:table-cell>
          <table:table-cell office:value-type="float" office:value="20.278562" calcext:value-type="float">
            <text:p>20,27856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91025" calcext:value-type="float">
            <text:p>27,791025</text:p>
          </table:table-cell>
          <table:table-cell office:value-type="float" office:value="47" calcext:value-type="float">
            <text:p>47</text:p>
          </table:table-cell>
          <table:table-cell office:value-type="float" office:value="13.048288" calcext:value-type="float">
            <text:p>13,048288</text:p>
          </table:table-cell>
          <table:table-cell office:value-type="float" office:value="113" calcext:value-type="float">
            <text:p>113</text:p>
          </table:table-cell>
          <table:table-cell office:value-type="float" office:value="20.587438" calcext:value-type="float">
            <text:p>20,58743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555" calcext:value-type="float">
            <text:p>27,78555</text:p>
          </table:table-cell>
          <table:table-cell office:value-type="float" office:value="41" calcext:value-type="float">
            <text:p>41</text:p>
          </table:table-cell>
          <table:table-cell office:value-type="float" office:value="12.983438" calcext:value-type="float">
            <text:p>12,983438</text:p>
          </table:table-cell>
          <table:table-cell office:value-type="float" office:value="113" calcext:value-type="float">
            <text:p>113</text:p>
          </table:table-cell>
          <table:table-cell office:value-type="float" office:value="20.284288" calcext:value-type="float">
            <text:p>20,28428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3475" calcext:value-type="float">
            <text:p>27,773475</text:p>
          </table:table-cell>
          <table:table-cell office:value-type="float" office:value="41" calcext:value-type="float">
            <text:p>41</text:p>
          </table:table-cell>
          <table:table-cell office:value-type="float" office:value="13.002825" calcext:value-type="float">
            <text:p>13,002825</text:p>
          </table:table-cell>
          <table:table-cell office:value-type="float" office:value="113" calcext:value-type="float">
            <text:p>113</text:p>
          </table:table-cell>
          <table:table-cell office:value-type="float" office:value="20.117825" calcext:value-type="float">
            <text:p>20,1178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6795" calcext:value-type="float">
            <text:p>27,76795</text:p>
          </table:table-cell>
          <table:table-cell office:value-type="float" office:value="35" calcext:value-type="float">
            <text:p>35</text:p>
          </table:table-cell>
          <table:table-cell office:value-type="float" office:value="13.027725" calcext:value-type="float">
            <text:p>13,027725</text:p>
          </table:table-cell>
          <table:table-cell office:value-type="float" office:value="113" calcext:value-type="float">
            <text:p>113</text:p>
          </table:table-cell>
          <table:table-cell office:value-type="float" office:value="20.710712" calcext:value-type="float">
            <text:p>20,7107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672" calcext:value-type="float">
            <text:p>27,7672</text:p>
          </table:table-cell>
          <table:table-cell office:value-type="float" office:value="37" calcext:value-type="float">
            <text:p>37</text:p>
          </table:table-cell>
          <table:table-cell office:value-type="float" office:value="13.033537" calcext:value-type="float">
            <text:p>13,033537</text:p>
          </table:table-cell>
          <table:table-cell office:value-type="float" office:value="113" calcext:value-type="float">
            <text:p>113</text:p>
          </table:table-cell>
          <table:table-cell office:value-type="float" office:value="20.377925" calcext:value-type="float">
            <text:p>20,3779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0125" calcext:value-type="float">
            <text:p>27,770125</text:p>
          </table:table-cell>
          <table:table-cell office:value-type="float" office:value="37" calcext:value-type="float">
            <text:p>37</text:p>
          </table:table-cell>
          <table:table-cell office:value-type="float" office:value="13.023625" calcext:value-type="float">
            <text:p>13,023625</text:p>
          </table:table-cell>
          <table:table-cell office:value-type="float" office:value="113" calcext:value-type="float">
            <text:p>113</text:p>
          </table:table-cell>
          <table:table-cell office:value-type="float" office:value="20.235287" calcext:value-type="float">
            <text:p>20,23528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3875" calcext:value-type="float">
            <text:p>27,783875</text:p>
          </table:table-cell>
          <table:table-cell office:value-type="float" office:value="39" calcext:value-type="float">
            <text:p>39</text:p>
          </table:table-cell>
          <table:table-cell office:value-type="float" office:value="13.00355" calcext:value-type="float">
            <text:p>13,00355</text:p>
          </table:table-cell>
          <table:table-cell office:value-type="float" office:value="113" calcext:value-type="float">
            <text:p>113</text:p>
          </table:table-cell>
          <table:table-cell office:value-type="float" office:value="20.427575" calcext:value-type="float">
            <text:p>20,42757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7125" calcext:value-type="float">
            <text:p>27,787125</text:p>
          </table:table-cell>
          <table:table-cell office:value-type="float" office:value="39" calcext:value-type="float">
            <text:p>39</text:p>
          </table:table-cell>
          <table:table-cell office:value-type="float" office:value="13.009688" calcext:value-type="float">
            <text:p>13,009688</text:p>
          </table:table-cell>
          <table:table-cell office:value-type="float" office:value="113" calcext:value-type="float">
            <text:p>113</text:p>
          </table:table-cell>
          <table:table-cell office:value-type="float" office:value="20.40065" calcext:value-type="float">
            <text:p>20,4006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355" calcext:value-type="float">
            <text:p>27,78355</text:p>
          </table:table-cell>
          <table:table-cell office:value-type="float" office:value="37" calcext:value-type="float">
            <text:p>37</text:p>
          </table:table-cell>
          <table:table-cell office:value-type="float" office:value="13.0193" calcext:value-type="float">
            <text:p>13,0193</text:p>
          </table:table-cell>
          <table:table-cell office:value-type="float" office:value="113" calcext:value-type="float">
            <text:p>113</text:p>
          </table:table-cell>
          <table:table-cell office:value-type="float" office:value="20.40735" calcext:value-type="float">
            <text:p>20,4073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31" calcext:value-type="float">
            <text:p>27,7731</text:p>
          </table:table-cell>
          <table:table-cell office:value-type="float" office:value="35" calcext:value-type="float">
            <text:p>35</text:p>
          </table:table-cell>
          <table:table-cell office:value-type="float" office:value="12.992712" calcext:value-type="float">
            <text:p>12,992712</text:p>
          </table:table-cell>
          <table:table-cell office:value-type="float" office:value="113" calcext:value-type="float">
            <text:p>113</text:p>
          </table:table-cell>
          <table:table-cell office:value-type="float" office:value="20.191875" calcext:value-type="float">
            <text:p>20,19187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69175" calcext:value-type="float">
            <text:p>27,769175</text:p>
          </table:table-cell>
          <table:table-cell office:value-type="float" office:value="39" calcext:value-type="float">
            <text:p>39</text:p>
          </table:table-cell>
          <table:table-cell office:value-type="float" office:value="13.034913" calcext:value-type="float">
            <text:p>13,034913</text:p>
          </table:table-cell>
          <table:table-cell office:value-type="float" office:value="113" calcext:value-type="float">
            <text:p>113</text:p>
          </table:table-cell>
          <table:table-cell office:value-type="float" office:value="20.326575" calcext:value-type="float">
            <text:p>20,32657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3525" calcext:value-type="float">
            <text:p>27,773525</text:p>
          </table:table-cell>
          <table:table-cell office:value-type="float" office:value="51" calcext:value-type="float">
            <text:p>51</text:p>
          </table:table-cell>
          <table:table-cell office:value-type="float" office:value="12.9933" calcext:value-type="float">
            <text:p>12,9933</text:p>
          </table:table-cell>
          <table:table-cell office:value-type="float" office:value="113" calcext:value-type="float">
            <text:p>113</text:p>
          </table:table-cell>
          <table:table-cell office:value-type="float" office:value="20.25345" calcext:value-type="float">
            <text:p>20,2534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4925" calcext:value-type="float">
            <text:p>27,774925</text:p>
          </table:table-cell>
          <table:table-cell office:value-type="float" office:value="39" calcext:value-type="float">
            <text:p>39</text:p>
          </table:table-cell>
          <table:table-cell office:value-type="float" office:value="13.009225" calcext:value-type="float">
            <text:p>13,009225</text:p>
          </table:table-cell>
          <table:table-cell office:value-type="float" office:value="113" calcext:value-type="float">
            <text:p>113</text:p>
          </table:table-cell>
          <table:table-cell office:value-type="float" office:value="20.139625" calcext:value-type="float">
            <text:p>20,1396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82" calcext:value-type="float">
            <text:p>27,782</text:p>
          </table:table-cell>
          <table:table-cell office:value-type="float" office:value="37" calcext:value-type="float">
            <text:p>37</text:p>
          </table:table-cell>
          <table:table-cell office:value-type="float" office:value="12.998337" calcext:value-type="float">
            <text:p>12,998337</text:p>
          </table:table-cell>
          <table:table-cell office:value-type="float" office:value="113" calcext:value-type="float">
            <text:p>113</text:p>
          </table:table-cell>
          <table:table-cell office:value-type="float" office:value="20.493713" calcext:value-type="float">
            <text:p>20,4937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946" calcext:value-type="float">
            <text:p>28,3946</text:p>
          </table:table-cell>
          <table:table-cell office:value-type="float" office:value="41" calcext:value-type="float">
            <text:p>41</text:p>
          </table:table-cell>
          <table:table-cell office:value-type="float" office:value="13.16898" calcext:value-type="float">
            <text:p>13,16898</text:p>
          </table:table-cell>
          <table:table-cell office:value-type="float" office:value="119" calcext:value-type="float">
            <text:p>119</text:p>
          </table:table-cell>
          <table:table-cell office:value-type="float" office:value="20.51274" calcext:value-type="float">
            <text:p>20,5127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68" calcext:value-type="float">
            <text:p>28,4068</text:p>
          </table:table-cell>
          <table:table-cell office:value-type="float" office:value="41" calcext:value-type="float">
            <text:p>41</text:p>
          </table:table-cell>
          <table:table-cell office:value-type="float" office:value="13.19115" calcext:value-type="float">
            <text:p>13,19115</text:p>
          </table:table-cell>
          <table:table-cell office:value-type="float" office:value="119" calcext:value-type="float">
            <text:p>119</text:p>
          </table:table-cell>
          <table:table-cell office:value-type="float" office:value="20.98883" calcext:value-type="float">
            <text:p>20,9888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12" calcext:value-type="float">
            <text:p>28,4012</text:p>
          </table:table-cell>
          <table:table-cell office:value-type="float" office:value="39" calcext:value-type="float">
            <text:p>39</text:p>
          </table:table-cell>
          <table:table-cell office:value-type="float" office:value="13.1846" calcext:value-type="float">
            <text:p>13,1846</text:p>
          </table:table-cell>
          <table:table-cell office:value-type="float" office:value="119" calcext:value-type="float">
            <text:p>119</text:p>
          </table:table-cell>
          <table:table-cell office:value-type="float" office:value="20.60244" calcext:value-type="float">
            <text:p>20,6024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992" calcext:value-type="float">
            <text:p>28,40992</text:p>
          </table:table-cell>
          <table:table-cell office:value-type="float" office:value="41" calcext:value-type="float">
            <text:p>41</text:p>
          </table:table-cell>
          <table:table-cell office:value-type="float" office:value="13.16892" calcext:value-type="float">
            <text:p>13,16892</text:p>
          </table:table-cell>
          <table:table-cell office:value-type="float" office:value="119" calcext:value-type="float">
            <text:p>119</text:p>
          </table:table-cell>
          <table:table-cell office:value-type="float" office:value="20.8501" calcext:value-type="float">
            <text:p>20,850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59" calcext:value-type="float">
            <text:p>28,4059</text:p>
          </table:table-cell>
          <table:table-cell office:value-type="float" office:value="41" calcext:value-type="float">
            <text:p>41</text:p>
          </table:table-cell>
          <table:table-cell office:value-type="float" office:value="13.16863" calcext:value-type="float">
            <text:p>13,16863</text:p>
          </table:table-cell>
          <table:table-cell office:value-type="float" office:value="119" calcext:value-type="float">
            <text:p>119</text:p>
          </table:table-cell>
          <table:table-cell office:value-type="float" office:value="21.22727" calcext:value-type="float">
            <text:p>21,2272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9788" calcext:value-type="float">
            <text:p>28,39788</text:p>
          </table:table-cell>
          <table:table-cell office:value-type="float" office:value="39" calcext:value-type="float">
            <text:p>39</text:p>
          </table:table-cell>
          <table:table-cell office:value-type="float" office:value="13.1618" calcext:value-type="float">
            <text:p>13,1618</text:p>
          </table:table-cell>
          <table:table-cell office:value-type="float" office:value="119" calcext:value-type="float">
            <text:p>119</text:p>
          </table:table-cell>
          <table:table-cell office:value-type="float" office:value="20.59773" calcext:value-type="float">
            <text:p>20,5977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359" calcext:value-type="float">
            <text:p>28,4359</text:p>
          </table:table-cell>
          <table:table-cell office:value-type="float" office:value="41" calcext:value-type="float">
            <text:p>41</text:p>
          </table:table-cell>
          <table:table-cell office:value-type="float" office:value="13.18553" calcext:value-type="float">
            <text:p>13,18553</text:p>
          </table:table-cell>
          <table:table-cell office:value-type="float" office:value="119" calcext:value-type="float">
            <text:p>119</text:p>
          </table:table-cell>
          <table:table-cell office:value-type="float" office:value="21.35767" calcext:value-type="float">
            <text:p>21,3576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2534" calcext:value-type="float">
            <text:p>28,42534</text:p>
          </table:table-cell>
          <table:table-cell office:value-type="float" office:value="43" calcext:value-type="float">
            <text:p>43</text:p>
          </table:table-cell>
          <table:table-cell office:value-type="float" office:value="13.15813" calcext:value-type="float">
            <text:p>13,15813</text:p>
          </table:table-cell>
          <table:table-cell office:value-type="float" office:value="119" calcext:value-type="float">
            <text:p>119</text:p>
          </table:table-cell>
          <table:table-cell office:value-type="float" office:value="20.55936" calcext:value-type="float">
            <text:p>20,5593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9558" calcext:value-type="float">
            <text:p>28,39558</text:p>
          </table:table-cell>
          <table:table-cell office:value-type="float" office:value="43" calcext:value-type="float">
            <text:p>43</text:p>
          </table:table-cell>
          <table:table-cell office:value-type="float" office:value="13.15299" calcext:value-type="float">
            <text:p>13,15299</text:p>
          </table:table-cell>
          <table:table-cell office:value-type="float" office:value="119" calcext:value-type="float">
            <text:p>119</text:p>
          </table:table-cell>
          <table:table-cell office:value-type="float" office:value="20.49966" calcext:value-type="float">
            <text:p>20,4996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1368" calcext:value-type="float">
            <text:p>28,41368</text:p>
          </table:table-cell>
          <table:table-cell office:value-type="float" office:value="37" calcext:value-type="float">
            <text:p>37</text:p>
          </table:table-cell>
          <table:table-cell office:value-type="float" office:value="13.16567" calcext:value-type="float">
            <text:p>13,16567</text:p>
          </table:table-cell>
          <table:table-cell office:value-type="float" office:value="119" calcext:value-type="float">
            <text:p>119</text:p>
          </table:table-cell>
          <table:table-cell office:value-type="float" office:value="20.92148" calcext:value-type="float">
            <text:p>20,9214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9974" calcext:value-type="float">
            <text:p>28,39974</text:p>
          </table:table-cell>
          <table:table-cell office:value-type="float" office:value="37" calcext:value-type="float">
            <text:p>37</text:p>
          </table:table-cell>
          <table:table-cell office:value-type="float" office:value="13.16218" calcext:value-type="float">
            <text:p>13,16218</text:p>
          </table:table-cell>
          <table:table-cell office:value-type="float" office:value="119" calcext:value-type="float">
            <text:p>119</text:p>
          </table:table-cell>
          <table:table-cell office:value-type="float" office:value="20.90897" calcext:value-type="float">
            <text:p>20,9089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158" calcext:value-type="float">
            <text:p>28,40158</text:p>
          </table:table-cell>
          <table:table-cell office:value-type="float" office:value="37" calcext:value-type="float">
            <text:p>37</text:p>
          </table:table-cell>
          <table:table-cell office:value-type="float" office:value="13.13115" calcext:value-type="float">
            <text:p>13,13115</text:p>
          </table:table-cell>
          <table:table-cell office:value-type="float" office:value="119" calcext:value-type="float">
            <text:p>119</text:p>
          </table:table-cell>
          <table:table-cell office:value-type="float" office:value="20.43909" calcext:value-type="float">
            <text:p>20,4390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1798" calcext:value-type="float">
            <text:p>28,41798</text:p>
          </table:table-cell>
          <table:table-cell office:value-type="float" office:value="41" calcext:value-type="float">
            <text:p>41</text:p>
          </table:table-cell>
          <table:table-cell office:value-type="float" office:value="13.1884" calcext:value-type="float">
            <text:p>13,1884</text:p>
          </table:table-cell>
          <table:table-cell office:value-type="float" office:value="119" calcext:value-type="float">
            <text:p>119</text:p>
          </table:table-cell>
          <table:table-cell office:value-type="float" office:value="20.75379" calcext:value-type="float">
            <text:p>20,7537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1112" calcext:value-type="float">
            <text:p>28,41112</text:p>
          </table:table-cell>
          <table:table-cell office:value-type="float" office:value="39" calcext:value-type="float">
            <text:p>39</text:p>
          </table:table-cell>
          <table:table-cell office:value-type="float" office:value="13.17726" calcext:value-type="float">
            <text:p>13,17726</text:p>
          </table:table-cell>
          <table:table-cell office:value-type="float" office:value="119" calcext:value-type="float">
            <text:p>119</text:p>
          </table:table-cell>
          <table:table-cell office:value-type="float" office:value="20.79627" calcext:value-type="float">
            <text:p>20,796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086" calcext:value-type="float">
            <text:p>28,40086</text:p>
          </table:table-cell>
          <table:table-cell office:value-type="float" office:value="37" calcext:value-type="float">
            <text:p>37</text:p>
          </table:table-cell>
          <table:table-cell office:value-type="float" office:value="13.19072" calcext:value-type="float">
            <text:p>13,19072</text:p>
          </table:table-cell>
          <table:table-cell office:value-type="float" office:value="119" calcext:value-type="float">
            <text:p>119</text:p>
          </table:table-cell>
          <table:table-cell office:value-type="float" office:value="20.8192" calcext:value-type="float">
            <text:p>20,819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9032" calcext:value-type="float">
            <text:p>28,39032</text:p>
          </table:table-cell>
          <table:table-cell office:value-type="float" office:value="37" calcext:value-type="float">
            <text:p>37</text:p>
          </table:table-cell>
          <table:table-cell office:value-type="float" office:value="13.16649" calcext:value-type="float">
            <text:p>13,16649</text:p>
          </table:table-cell>
          <table:table-cell office:value-type="float" office:value="119" calcext:value-type="float">
            <text:p>119</text:p>
          </table:table-cell>
          <table:table-cell office:value-type="float" office:value="20.5171" calcext:value-type="float">
            <text:p>20,517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6112" calcext:value-type="float">
            <text:p>28,46112</text:p>
          </table:table-cell>
          <table:table-cell office:value-type="float" office:value="47" calcext:value-type="float">
            <text:p>47</text:p>
          </table:table-cell>
          <table:table-cell office:value-type="float" office:value="13.19875" calcext:value-type="float">
            <text:p>13,19875</text:p>
          </table:table-cell>
          <table:table-cell office:value-type="float" office:value="119" calcext:value-type="float">
            <text:p>119</text:p>
          </table:table-cell>
          <table:table-cell office:value-type="float" office:value="21.22379" calcext:value-type="float">
            <text:p>21,2237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1258" calcext:value-type="float">
            <text:p>28,41258</text:p>
          </table:table-cell>
          <table:table-cell office:value-type="float" office:value="43" calcext:value-type="float">
            <text:p>43</text:p>
          </table:table-cell>
          <table:table-cell office:value-type="float" office:value="13.16071" calcext:value-type="float">
            <text:p>13,16071</text:p>
          </table:table-cell>
          <table:table-cell office:value-type="float" office:value="119" calcext:value-type="float">
            <text:p>119</text:p>
          </table:table-cell>
          <table:table-cell office:value-type="float" office:value="21.20684" calcext:value-type="float">
            <text:p>21,2068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446" calcext:value-type="float">
            <text:p>28,40446</text:p>
          </table:table-cell>
          <table:table-cell office:value-type="float" office:value="45" calcext:value-type="float">
            <text:p>45</text:p>
          </table:table-cell>
          <table:table-cell office:value-type="float" office:value="13.17671" calcext:value-type="float">
            <text:p>13,17671</text:p>
          </table:table-cell>
          <table:table-cell office:value-type="float" office:value="119" calcext:value-type="float">
            <text:p>119</text:p>
          </table:table-cell>
          <table:table-cell office:value-type="float" office:value="21.33533" calcext:value-type="float">
            <text:p>21,335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38982" calcext:value-type="float">
            <text:p>28,38982</text:p>
          </table:table-cell>
          <table:table-cell office:value-type="float" office:value="39" calcext:value-type="float">
            <text:p>39</text:p>
          </table:table-cell>
          <table:table-cell office:value-type="float" office:value="13.16419" calcext:value-type="float">
            <text:p>13,16419</text:p>
          </table:table-cell>
          <table:table-cell office:value-type="float" office:value="119" calcext:value-type="float">
            <text:p>119</text:p>
          </table:table-cell>
          <table:table-cell office:value-type="float" office:value="20.47153" calcext:value-type="float">
            <text:p>20,4715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6183" calcext:value-type="float">
            <text:p>28,886183</text:p>
          </table:table-cell>
          <table:table-cell office:value-type="float" office:value="41" calcext:value-type="float">
            <text:p>41</text:p>
          </table:table-cell>
          <table:table-cell office:value-type="float" office:value="13.262225" calcext:value-type="float">
            <text:p>13,262225</text:p>
          </table:table-cell>
          <table:table-cell office:value-type="float" office:value="119" calcext:value-type="float">
            <text:p>119</text:p>
          </table:table-cell>
          <table:table-cell office:value-type="float" office:value="21.202308" calcext:value-type="float">
            <text:p>21,2023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08" calcext:value-type="float">
            <text:p>28,8808</text:p>
          </table:table-cell>
          <table:table-cell office:value-type="float" office:value="41" calcext:value-type="float">
            <text:p>41</text:p>
          </table:table-cell>
          <table:table-cell office:value-type="float" office:value="13.2615" calcext:value-type="float">
            <text:p>13,2615</text:p>
          </table:table-cell>
          <table:table-cell office:value-type="float" office:value="119" calcext:value-type="float">
            <text:p>119</text:p>
          </table:table-cell>
          <table:table-cell office:value-type="float" office:value="20.705592" calcext:value-type="float">
            <text:p>20,70559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00067" calcext:value-type="float">
            <text:p>28,900067</text:p>
          </table:table-cell>
          <table:table-cell office:value-type="float" office:value="41" calcext:value-type="float">
            <text:p>41</text:p>
          </table:table-cell>
          <table:table-cell office:value-type="float" office:value="13.295975" calcext:value-type="float">
            <text:p>13,295975</text:p>
          </table:table-cell>
          <table:table-cell office:value-type="float" office:value="119" calcext:value-type="float">
            <text:p>119</text:p>
          </table:table-cell>
          <table:table-cell office:value-type="float" office:value="21.331158" calcext:value-type="float">
            <text:p>21,33115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4233" calcext:value-type="float">
            <text:p>28,884233</text:p>
          </table:table-cell>
          <table:table-cell office:value-type="float" office:value="43" calcext:value-type="float">
            <text:p>43</text:p>
          </table:table-cell>
          <table:table-cell office:value-type="float" office:value="13.268917" calcext:value-type="float">
            <text:p>13,268917</text:p>
          </table:table-cell>
          <table:table-cell office:value-type="float" office:value="119" calcext:value-type="float">
            <text:p>119</text:p>
          </table:table-cell>
          <table:table-cell office:value-type="float" office:value="20.739833" calcext:value-type="float">
            <text:p>20,7398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9217" calcext:value-type="float">
            <text:p>28,899217</text:p>
          </table:table-cell>
          <table:table-cell office:value-type="float" office:value="41" calcext:value-type="float">
            <text:p>41</text:p>
          </table:table-cell>
          <table:table-cell office:value-type="float" office:value="13.269408" calcext:value-type="float">
            <text:p>13,269408</text:p>
          </table:table-cell>
          <table:table-cell office:value-type="float" office:value="119" calcext:value-type="float">
            <text:p>119</text:p>
          </table:table-cell>
          <table:table-cell office:value-type="float" office:value="20.952142" calcext:value-type="float">
            <text:p>20,95214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5" calcext:value-type="float">
            <text:p>28,885</text:p>
          </table:table-cell>
          <table:table-cell office:value-type="float" office:value="39" calcext:value-type="float">
            <text:p>39</text:p>
          </table:table-cell>
          <table:table-cell office:value-type="float" office:value="13.243175" calcext:value-type="float">
            <text:p>13,243175</text:p>
          </table:table-cell>
          <table:table-cell office:value-type="float" office:value="119" calcext:value-type="float">
            <text:p>119</text:p>
          </table:table-cell>
          <table:table-cell office:value-type="float" office:value="21.189925" calcext:value-type="float">
            <text:p>21,18992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22617" calcext:value-type="float">
            <text:p>28,922617</text:p>
          </table:table-cell>
          <table:table-cell office:value-type="float" office:value="37" calcext:value-type="float">
            <text:p>37</text:p>
          </table:table-cell>
          <table:table-cell office:value-type="float" office:value="13.305675" calcext:value-type="float">
            <text:p>13,305675</text:p>
          </table:table-cell>
          <table:table-cell office:value-type="float" office:value="119" calcext:value-type="float">
            <text:p>119</text:p>
          </table:table-cell>
          <table:table-cell office:value-type="float" office:value="21.113208" calcext:value-type="float">
            <text:p>21,11320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0885" calcext:value-type="float">
            <text:p>28,90885</text:p>
          </table:table-cell>
          <table:table-cell office:value-type="float" office:value="41" calcext:value-type="float">
            <text:p>41</text:p>
          </table:table-cell>
          <table:table-cell office:value-type="float" office:value="13.28355" calcext:value-type="float">
            <text:p>13,28355</text:p>
          </table:table-cell>
          <table:table-cell office:value-type="float" office:value="119" calcext:value-type="float">
            <text:p>119</text:p>
          </table:table-cell>
          <table:table-cell office:value-type="float" office:value="21.244908" calcext:value-type="float">
            <text:p>21,2449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985" calcext:value-type="float">
            <text:p>28,88985</text:p>
          </table:table-cell>
          <table:table-cell office:value-type="float" office:value="39" calcext:value-type="float">
            <text:p>39</text:p>
          </table:table-cell>
          <table:table-cell office:value-type="float" office:value="13.275408" calcext:value-type="float">
            <text:p>13,275408</text:p>
          </table:table-cell>
          <table:table-cell office:value-type="float" office:value="119" calcext:value-type="float">
            <text:p>119</text:p>
          </table:table-cell>
          <table:table-cell office:value-type="float" office:value="21.009508" calcext:value-type="float">
            <text:p>21,00950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78783" calcext:value-type="float">
            <text:p>28,878783</text:p>
          </table:table-cell>
          <table:table-cell office:value-type="float" office:value="39" calcext:value-type="float">
            <text:p>39</text:p>
          </table:table-cell>
          <table:table-cell office:value-type="float" office:value="13.284892" calcext:value-type="float">
            <text:p>13,284892</text:p>
          </table:table-cell>
          <table:table-cell office:value-type="float" office:value="119" calcext:value-type="float">
            <text:p>119</text:p>
          </table:table-cell>
          <table:table-cell office:value-type="float" office:value="20.720308" calcext:value-type="float">
            <text:p>20,7203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014" calcext:value-type="float">
            <text:p>28,9014</text:p>
          </table:table-cell>
          <table:table-cell office:value-type="float" office:value="51" calcext:value-type="float">
            <text:p>51</text:p>
          </table:table-cell>
          <table:table-cell office:value-type="float" office:value="13.300542" calcext:value-type="float">
            <text:p>13,300542</text:p>
          </table:table-cell>
          <table:table-cell office:value-type="float" office:value="119" calcext:value-type="float">
            <text:p>119</text:p>
          </table:table-cell>
          <table:table-cell office:value-type="float" office:value="20.979133" calcext:value-type="float">
            <text:p>20,97913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78517" calcext:value-type="float">
            <text:p>28,878517</text:p>
          </table:table-cell>
          <table:table-cell office:value-type="float" office:value="39" calcext:value-type="float">
            <text:p>39</text:p>
          </table:table-cell>
          <table:table-cell office:value-type="float" office:value="13.290142" calcext:value-type="float">
            <text:p>13,290142</text:p>
          </table:table-cell>
          <table:table-cell office:value-type="float" office:value="119" calcext:value-type="float">
            <text:p>119</text:p>
          </table:table-cell>
          <table:table-cell office:value-type="float" office:value="20.932092" calcext:value-type="float">
            <text:p>20,93209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02117" calcext:value-type="float">
            <text:p>28,902117</text:p>
          </table:table-cell>
          <table:table-cell office:value-type="float" office:value="41" calcext:value-type="float">
            <text:p>41</text:p>
          </table:table-cell>
          <table:table-cell office:value-type="float" office:value="13.290325" calcext:value-type="float">
            <text:p>13,290325</text:p>
          </table:table-cell>
          <table:table-cell office:value-type="float" office:value="119" calcext:value-type="float">
            <text:p>119</text:p>
          </table:table-cell>
          <table:table-cell office:value-type="float" office:value="21.454775" calcext:value-type="float">
            <text:p>21,45477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9367" calcext:value-type="float">
            <text:p>28,899367</text:p>
          </table:table-cell>
          <table:table-cell office:value-type="float" office:value="41" calcext:value-type="float">
            <text:p>41</text:p>
          </table:table-cell>
          <table:table-cell office:value-type="float" office:value="13.271842" calcext:value-type="float">
            <text:p>13,271842</text:p>
          </table:table-cell>
          <table:table-cell office:value-type="float" office:value="119" calcext:value-type="float">
            <text:p>119</text:p>
          </table:table-cell>
          <table:table-cell office:value-type="float" office:value="21.567133" calcext:value-type="float">
            <text:p>21,56713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7725" calcext:value-type="float">
            <text:p>28,87725</text:p>
          </table:table-cell>
          <table:table-cell office:value-type="float" office:value="37" calcext:value-type="float">
            <text:p>37</text:p>
          </table:table-cell>
          <table:table-cell office:value-type="float" office:value="13.286692" calcext:value-type="float">
            <text:p>13,286692</text:p>
          </table:table-cell>
          <table:table-cell office:value-type="float" office:value="119" calcext:value-type="float">
            <text:p>119</text:p>
          </table:table-cell>
          <table:table-cell office:value-type="float" office:value="20.9814" calcext:value-type="float">
            <text:p>20,98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5783" calcext:value-type="float">
            <text:p>28,885783</text:p>
          </table:table-cell>
          <table:table-cell office:value-type="float" office:value="39" calcext:value-type="float">
            <text:p>39</text:p>
          </table:table-cell>
          <table:table-cell office:value-type="float" office:value="13.267058" calcext:value-type="float">
            <text:p>13,267058</text:p>
          </table:table-cell>
          <table:table-cell office:value-type="float" office:value="119" calcext:value-type="float">
            <text:p>119</text:p>
          </table:table-cell>
          <table:table-cell office:value-type="float" office:value="21.093508" calcext:value-type="float">
            <text:p>21,0935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16" calcext:value-type="float">
            <text:p>28,8916</text:p>
          </table:table-cell>
          <table:table-cell office:value-type="float" office:value="37" calcext:value-type="float">
            <text:p>37</text:p>
          </table:table-cell>
          <table:table-cell office:value-type="float" office:value="13.261567" calcext:value-type="float">
            <text:p>13,261567</text:p>
          </table:table-cell>
          <table:table-cell office:value-type="float" office:value="119" calcext:value-type="float">
            <text:p>119</text:p>
          </table:table-cell>
          <table:table-cell office:value-type="float" office:value="20.855058" calcext:value-type="float">
            <text:p>20,85505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951083" calcext:value-type="float">
            <text:p>28,951083</text:p>
          </table:table-cell>
          <table:table-cell office:value-type="float" office:value="43" calcext:value-type="float">
            <text:p>43</text:p>
          </table:table-cell>
          <table:table-cell office:value-type="float" office:value="13.309658" calcext:value-type="float">
            <text:p>13,309658</text:p>
          </table:table-cell>
          <table:table-cell office:value-type="float" office:value="119" calcext:value-type="float">
            <text:p>119</text:p>
          </table:table-cell>
          <table:table-cell office:value-type="float" office:value="21.719725" calcext:value-type="float">
            <text:p>21,71972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535" calcext:value-type="float">
            <text:p>28,89535</text:p>
          </table:table-cell>
          <table:table-cell office:value-type="float" office:value="41" calcext:value-type="float">
            <text:p>41</text:p>
          </table:table-cell>
          <table:table-cell office:value-type="float" office:value="13.273883" calcext:value-type="float">
            <text:p>13,273883</text:p>
          </table:table-cell>
          <table:table-cell office:value-type="float" office:value="119" calcext:value-type="float">
            <text:p>119</text:p>
          </table:table-cell>
          <table:table-cell office:value-type="float" office:value="21.212392" calcext:value-type="float">
            <text:p>21,21239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84483" calcext:value-type="float">
            <text:p>28,884483</text:p>
          </table:table-cell>
          <table:table-cell office:value-type="float" office:value="41" calcext:value-type="float">
            <text:p>41</text:p>
          </table:table-cell>
          <table:table-cell office:value-type="float" office:value="13.270875" calcext:value-type="float">
            <text:p>13,270875</text:p>
          </table:table-cell>
          <table:table-cell office:value-type="float" office:value="119" calcext:value-type="float">
            <text:p>119</text:p>
          </table:table-cell>
          <table:table-cell office:value-type="float" office:value="20.848983" calcext:value-type="float">
            <text:p>20,84898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28329" calcext:value-type="float">
            <text:p>29,328329</text:p>
          </table:table-cell>
          <table:table-cell office:value-type="float" office:value="37" calcext:value-type="float">
            <text:p>37</text:p>
          </table:table-cell>
          <table:table-cell office:value-type="float" office:value="13.379686" calcext:value-type="float">
            <text:p>13,379686</text:p>
          </table:table-cell>
          <table:table-cell office:value-type="float" office:value="121" calcext:value-type="float">
            <text:p>121</text:p>
          </table:table-cell>
          <table:table-cell office:value-type="float" office:value="21.460336" calcext:value-type="float">
            <text:p>21,46033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88529" calcext:value-type="float">
            <text:p>29,388529</text:p>
          </table:table-cell>
          <table:table-cell office:value-type="float" office:value="37" calcext:value-type="float">
            <text:p>37</text:p>
          </table:table-cell>
          <table:table-cell office:value-type="float" office:value="13.393457" calcext:value-type="float">
            <text:p>13,393457</text:p>
          </table:table-cell>
          <table:table-cell office:value-type="float" office:value="121" calcext:value-type="float">
            <text:p>121</text:p>
          </table:table-cell>
          <table:table-cell office:value-type="float" office:value="21.527957" calcext:value-type="float">
            <text:p>21,52795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24514" calcext:value-type="float">
            <text:p>29,324514</text:p>
          </table:table-cell>
          <table:table-cell office:value-type="float" office:value="45" calcext:value-type="float">
            <text:p>45</text:p>
          </table:table-cell>
          <table:table-cell office:value-type="float" office:value="13.377893" calcext:value-type="float">
            <text:p>13,377893</text:p>
          </table:table-cell>
          <table:table-cell office:value-type="float" office:value="121" calcext:value-type="float">
            <text:p>121</text:p>
          </table:table-cell>
          <table:table-cell office:value-type="float" office:value="21.755221" calcext:value-type="float">
            <text:p>21,7552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6571" calcext:value-type="float">
            <text:p>29,336571</text:p>
          </table:table-cell>
          <table:table-cell office:value-type="float" office:value="37" calcext:value-type="float">
            <text:p>37</text:p>
          </table:table-cell>
          <table:table-cell office:value-type="float" office:value="13.388307" calcext:value-type="float">
            <text:p>13,388307</text:p>
          </table:table-cell>
          <table:table-cell office:value-type="float" office:value="121" calcext:value-type="float">
            <text:p>121</text:p>
          </table:table-cell>
          <table:table-cell office:value-type="float" office:value="21.418679" calcext:value-type="float">
            <text:p>21,41867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5743" calcext:value-type="float">
            <text:p>29,335743</text:p>
          </table:table-cell>
          <table:table-cell office:value-type="float" office:value="41" calcext:value-type="float">
            <text:p>41</text:p>
          </table:table-cell>
          <table:table-cell office:value-type="float" office:value="13.381771" calcext:value-type="float">
            <text:p>13,381771</text:p>
          </table:table-cell>
          <table:table-cell office:value-type="float" office:value="121" calcext:value-type="float">
            <text:p>121</text:p>
          </table:table-cell>
          <table:table-cell office:value-type="float" office:value="21.863236" calcext:value-type="float">
            <text:p>21,86323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40214" calcext:value-type="float">
            <text:p>29,340214</text:p>
          </table:table-cell>
          <table:table-cell office:value-type="float" office:value="41" calcext:value-type="float">
            <text:p>41</text:p>
          </table:table-cell>
          <table:table-cell office:value-type="float" office:value="13.361236" calcext:value-type="float">
            <text:p>13,361236</text:p>
          </table:table-cell>
          <table:table-cell office:value-type="float" office:value="121" calcext:value-type="float">
            <text:p>121</text:p>
          </table:table-cell>
          <table:table-cell office:value-type="float" office:value="21.81265" calcext:value-type="float">
            <text:p>21,812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44914" calcext:value-type="float">
            <text:p>29,344914</text:p>
          </table:table-cell>
          <table:table-cell office:value-type="float" office:value="43" calcext:value-type="float">
            <text:p>43</text:p>
          </table:table-cell>
          <table:table-cell office:value-type="float" office:value="13.385586" calcext:value-type="float">
            <text:p>13,385586</text:p>
          </table:table-cell>
          <table:table-cell office:value-type="float" office:value="121" calcext:value-type="float">
            <text:p>121</text:p>
          </table:table-cell>
          <table:table-cell office:value-type="float" office:value="21.719179" calcext:value-type="float">
            <text:p>21,719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2286" calcext:value-type="float">
            <text:p>29,332286</text:p>
          </table:table-cell>
          <table:table-cell office:value-type="float" office:value="41" calcext:value-type="float">
            <text:p>41</text:p>
          </table:table-cell>
          <table:table-cell office:value-type="float" office:value="13.384179" calcext:value-type="float">
            <text:p>13,384179</text:p>
          </table:table-cell>
          <table:table-cell office:value-type="float" office:value="121" calcext:value-type="float">
            <text:p>121</text:p>
          </table:table-cell>
          <table:table-cell office:value-type="float" office:value="21.752021" calcext:value-type="float">
            <text:p>21,7520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81086" calcext:value-type="float">
            <text:p>29,381086</text:p>
          </table:table-cell>
          <table:table-cell office:value-type="float" office:value="39" calcext:value-type="float">
            <text:p>39</text:p>
          </table:table-cell>
          <table:table-cell office:value-type="float" office:value="13.353436" calcext:value-type="float">
            <text:p>13,353436</text:p>
          </table:table-cell>
          <table:table-cell office:value-type="float" office:value="121" calcext:value-type="float">
            <text:p>121</text:p>
          </table:table-cell>
          <table:table-cell office:value-type="float" office:value="21.579186" calcext:value-type="float">
            <text:p>21,57918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83529" calcext:value-type="float">
            <text:p>29,383529</text:p>
          </table:table-cell>
          <table:table-cell office:value-type="float" office:value="45" calcext:value-type="float">
            <text:p>45</text:p>
          </table:table-cell>
          <table:table-cell office:value-type="float" office:value="13.390979" calcext:value-type="float">
            <text:p>13,390979</text:p>
          </table:table-cell>
          <table:table-cell office:value-type="float" office:value="121" calcext:value-type="float">
            <text:p>121</text:p>
          </table:table-cell>
          <table:table-cell office:value-type="float" office:value="21.548914" calcext:value-type="float">
            <text:p>21,5489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90257" calcext:value-type="float">
            <text:p>29,390257</text:p>
          </table:table-cell>
          <table:table-cell office:value-type="float" office:value="39" calcext:value-type="float">
            <text:p>39</text:p>
          </table:table-cell>
          <table:table-cell office:value-type="float" office:value="13.426721" calcext:value-type="float">
            <text:p>13,426721</text:p>
          </table:table-cell>
          <table:table-cell office:value-type="float" office:value="121" calcext:value-type="float">
            <text:p>121</text:p>
          </table:table-cell>
          <table:table-cell office:value-type="float" office:value="21.719207" calcext:value-type="float">
            <text:p>21,71920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0814" calcext:value-type="float">
            <text:p>29,330814</text:p>
          </table:table-cell>
          <table:table-cell office:value-type="float" office:value="45" calcext:value-type="float">
            <text:p>45</text:p>
          </table:table-cell>
          <table:table-cell office:value-type="float" office:value="13.357771" calcext:value-type="float">
            <text:p>13,357771</text:p>
          </table:table-cell>
          <table:table-cell office:value-type="float" office:value="121" calcext:value-type="float">
            <text:p>121</text:p>
          </table:table-cell>
          <table:table-cell office:value-type="float" office:value="21.711721" calcext:value-type="float">
            <text:p>21,7117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45743" calcext:value-type="float">
            <text:p>29,345743</text:p>
          </table:table-cell>
          <table:table-cell office:value-type="float" office:value="41" calcext:value-type="float">
            <text:p>41</text:p>
          </table:table-cell>
          <table:table-cell office:value-type="float" office:value="13.376357" calcext:value-type="float">
            <text:p>13,376357</text:p>
          </table:table-cell>
          <table:table-cell office:value-type="float" office:value="121" calcext:value-type="float">
            <text:p>121</text:p>
          </table:table-cell>
          <table:table-cell office:value-type="float" office:value="21.907343" calcext:value-type="float">
            <text:p>21,90734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847" calcext:value-type="float">
            <text:p>29,3847</text:p>
          </table:table-cell>
          <table:table-cell office:value-type="float" office:value="37" calcext:value-type="float">
            <text:p>37</text:p>
          </table:table-cell>
          <table:table-cell office:value-type="float" office:value="13.424393" calcext:value-type="float">
            <text:p>13,424393</text:p>
          </table:table-cell>
          <table:table-cell office:value-type="float" office:value="121" calcext:value-type="float">
            <text:p>121</text:p>
          </table:table-cell>
          <table:table-cell office:value-type="float" office:value="21.437664" calcext:value-type="float">
            <text:p>21,43766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74114" calcext:value-type="float">
            <text:p>29,374114</text:p>
          </table:table-cell>
          <table:table-cell office:value-type="float" office:value="37" calcext:value-type="float">
            <text:p>37</text:p>
          </table:table-cell>
          <table:table-cell office:value-type="float" office:value="13.372714" calcext:value-type="float">
            <text:p>13,372714</text:p>
          </table:table-cell>
          <table:table-cell office:value-type="float" office:value="121" calcext:value-type="float">
            <text:p>121</text:p>
          </table:table-cell>
          <table:table-cell office:value-type="float" office:value="21.525471" calcext:value-type="float">
            <text:p>21,52547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24843" calcext:value-type="float">
            <text:p>29,324843</text:p>
          </table:table-cell>
          <table:table-cell office:value-type="float" office:value="37" calcext:value-type="float">
            <text:p>37</text:p>
          </table:table-cell>
          <table:table-cell office:value-type="float" office:value="13.377893" calcext:value-type="float">
            <text:p>13,377893</text:p>
          </table:table-cell>
          <table:table-cell office:value-type="float" office:value="121" calcext:value-type="float">
            <text:p>121</text:p>
          </table:table-cell>
          <table:table-cell office:value-type="float" office:value="21.405186" calcext:value-type="float">
            <text:p>21,40518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9" calcext:value-type="float">
            <text:p>29,339</text:p>
          </table:table-cell>
          <table:table-cell office:value-type="float" office:value="47" calcext:value-type="float">
            <text:p>47</text:p>
          </table:table-cell>
          <table:table-cell office:value-type="float" office:value="13.374579" calcext:value-type="float">
            <text:p>13,374579</text:p>
          </table:table-cell>
          <table:table-cell office:value-type="float" office:value="121" calcext:value-type="float">
            <text:p>121</text:p>
          </table:table-cell>
          <table:table-cell office:value-type="float" office:value="21.334457" calcext:value-type="float">
            <text:p>21,33445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27614" calcext:value-type="float">
            <text:p>29,327614</text:p>
          </table:table-cell>
          <table:table-cell office:value-type="float" office:value="43" calcext:value-type="float">
            <text:p>43</text:p>
          </table:table-cell>
          <table:table-cell office:value-type="float" office:value="13.372821" calcext:value-type="float">
            <text:p>13,372821</text:p>
          </table:table-cell>
          <table:table-cell office:value-type="float" office:value="121" calcext:value-type="float">
            <text:p>121</text:p>
          </table:table-cell>
          <table:table-cell office:value-type="float" office:value="21.503557" calcext:value-type="float">
            <text:p>21,50355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32471" calcext:value-type="float">
            <text:p>29,332471</text:p>
          </table:table-cell>
          <table:table-cell office:value-type="float" office:value="41" calcext:value-type="float">
            <text:p>41</text:p>
          </table:table-cell>
          <table:table-cell office:value-type="float" office:value="13.37675" calcext:value-type="float">
            <text:p>13,37675</text:p>
          </table:table-cell>
          <table:table-cell office:value-type="float" office:value="121" calcext:value-type="float">
            <text:p>121</text:p>
          </table:table-cell>
          <table:table-cell office:value-type="float" office:value="21.856143" calcext:value-type="float">
            <text:p>21,85614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40671" calcext:value-type="float">
            <text:p>29,340671</text:p>
          </table:table-cell>
          <table:table-cell office:value-type="float" office:value="43" calcext:value-type="float">
            <text:p>43</text:p>
          </table:table-cell>
          <table:table-cell office:value-type="float" office:value="13.380371" calcext:value-type="float">
            <text:p>13,380371</text:p>
          </table:table-cell>
          <table:table-cell office:value-type="float" office:value="121" calcext:value-type="float">
            <text:p>121</text:p>
          </table:table-cell>
          <table:table-cell office:value-type="float" office:value="21.881971" calcext:value-type="float">
            <text:p>21,88197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5113" calcext:value-type="float">
            <text:p>29,765113</text:p>
          </table:table-cell>
          <table:table-cell office:value-type="float" office:value="45" calcext:value-type="float">
            <text:p>45</text:p>
          </table:table-cell>
          <table:table-cell office:value-type="float" office:value="13.509525" calcext:value-type="float">
            <text:p>13,509525</text:p>
          </table:table-cell>
          <table:table-cell office:value-type="float" office:value="121" calcext:value-type="float">
            <text:p>121</text:p>
          </table:table-cell>
          <table:table-cell office:value-type="float" office:value="21.861256" calcext:value-type="float">
            <text:p>21,86125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889" calcext:value-type="float">
            <text:p>29,7889</text:p>
          </table:table-cell>
          <table:table-cell office:value-type="float" office:value="47" calcext:value-type="float">
            <text:p>47</text:p>
          </table:table-cell>
          <table:table-cell office:value-type="float" office:value="13.516412" calcext:value-type="float">
            <text:p>13,516412</text:p>
          </table:table-cell>
          <table:table-cell office:value-type="float" office:value="121" calcext:value-type="float">
            <text:p>121</text:p>
          </table:table-cell>
          <table:table-cell office:value-type="float" office:value="22.294431" calcext:value-type="float">
            <text:p>22,29443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0775" calcext:value-type="float">
            <text:p>29,770775</text:p>
          </table:table-cell>
          <table:table-cell office:value-type="float" office:value="39" calcext:value-type="float">
            <text:p>39</text:p>
          </table:table-cell>
          <table:table-cell office:value-type="float" office:value="13.504269" calcext:value-type="float">
            <text:p>13,504269</text:p>
          </table:table-cell>
          <table:table-cell office:value-type="float" office:value="121" calcext:value-type="float">
            <text:p>121</text:p>
          </table:table-cell>
          <table:table-cell office:value-type="float" office:value="21.736406" calcext:value-type="float">
            <text:p>21,73640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85325" calcext:value-type="float">
            <text:p>29,785325</text:p>
          </table:table-cell>
          <table:table-cell office:value-type="float" office:value="41" calcext:value-type="float">
            <text:p>41</text:p>
          </table:table-cell>
          <table:table-cell office:value-type="float" office:value="13.487775" calcext:value-type="float">
            <text:p>13,487775</text:p>
          </table:table-cell>
          <table:table-cell office:value-type="float" office:value="121" calcext:value-type="float">
            <text:p>121</text:p>
          </table:table-cell>
          <table:table-cell office:value-type="float" office:value="21.742506" calcext:value-type="float">
            <text:p>21,74250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" calcext:value-type="float">
            <text:p>29,77</text:p>
          </table:table-cell>
          <table:table-cell office:value-type="float" office:value="41" calcext:value-type="float">
            <text:p>41</text:p>
          </table:table-cell>
          <table:table-cell office:value-type="float" office:value="13.471675" calcext:value-type="float">
            <text:p>13,471675</text:p>
          </table:table-cell>
          <table:table-cell office:value-type="float" office:value="121" calcext:value-type="float">
            <text:p>121</text:p>
          </table:table-cell>
          <table:table-cell office:value-type="float" office:value="21.874381" calcext:value-type="float">
            <text:p>21,8743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825" calcext:value-type="float">
            <text:p>29,76825</text:p>
          </table:table-cell>
          <table:table-cell office:value-type="float" office:value="41" calcext:value-type="float">
            <text:p>41</text:p>
          </table:table-cell>
          <table:table-cell office:value-type="float" office:value="13.495125" calcext:value-type="float">
            <text:p>13,495125</text:p>
          </table:table-cell>
          <table:table-cell office:value-type="float" office:value="121" calcext:value-type="float">
            <text:p>121</text:p>
          </table:table-cell>
          <table:table-cell office:value-type="float" office:value="21.972863" calcext:value-type="float">
            <text:p>21,97286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7588" calcext:value-type="float">
            <text:p>29,767588</text:p>
          </table:table-cell>
          <table:table-cell office:value-type="float" office:value="43" calcext:value-type="float">
            <text:p>43</text:p>
          </table:table-cell>
          <table:table-cell office:value-type="float" office:value="13.482862" calcext:value-type="float">
            <text:p>13,482862</text:p>
          </table:table-cell>
          <table:table-cell office:value-type="float" office:value="121" calcext:value-type="float">
            <text:p>121</text:p>
          </table:table-cell>
          <table:table-cell office:value-type="float" office:value="21.900137" calcext:value-type="float">
            <text:p>21,90013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7637" calcext:value-type="float">
            <text:p>29,767637</text:p>
          </table:table-cell>
          <table:table-cell office:value-type="float" office:value="37" calcext:value-type="float">
            <text:p>37</text:p>
          </table:table-cell>
          <table:table-cell office:value-type="float" office:value="13.493244" calcext:value-type="float">
            <text:p>13,493244</text:p>
          </table:table-cell>
          <table:table-cell office:value-type="float" office:value="121" calcext:value-type="float">
            <text:p>121</text:p>
          </table:table-cell>
          <table:table-cell office:value-type="float" office:value="21.698956" calcext:value-type="float">
            <text:p>21,69895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905" calcext:value-type="float">
            <text:p>29,76905</text:p>
          </table:table-cell>
          <table:table-cell office:value-type="float" office:value="41" calcext:value-type="float">
            <text:p>41</text:p>
          </table:table-cell>
          <table:table-cell office:value-type="float" office:value="13.491419" calcext:value-type="float">
            <text:p>13,491419</text:p>
          </table:table-cell>
          <table:table-cell office:value-type="float" office:value="121" calcext:value-type="float">
            <text:p>121</text:p>
          </table:table-cell>
          <table:table-cell office:value-type="float" office:value="21.751925" calcext:value-type="float">
            <text:p>21,7519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8205" calcext:value-type="float">
            <text:p>29,78205</text:p>
          </table:table-cell>
          <table:table-cell office:value-type="float" office:value="41" calcext:value-type="float">
            <text:p>41</text:p>
          </table:table-cell>
          <table:table-cell office:value-type="float" office:value="13.462506" calcext:value-type="float">
            <text:p>13,462506</text:p>
          </table:table-cell>
          <table:table-cell office:value-type="float" office:value="121" calcext:value-type="float">
            <text:p>121</text:p>
          </table:table-cell>
          <table:table-cell office:value-type="float" office:value="22.244975" calcext:value-type="float">
            <text:p>22,24497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5837" calcext:value-type="float">
            <text:p>29,765837</text:p>
          </table:table-cell>
          <table:table-cell office:value-type="float" office:value="39" calcext:value-type="float">
            <text:p>39</text:p>
          </table:table-cell>
          <table:table-cell office:value-type="float" office:value="13.500706" calcext:value-type="float">
            <text:p>13,500706</text:p>
          </table:table-cell>
          <table:table-cell office:value-type="float" office:value="121" calcext:value-type="float">
            <text:p>121</text:p>
          </table:table-cell>
          <table:table-cell office:value-type="float" office:value="21.745894" calcext:value-type="float">
            <text:p>21,74589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3825" calcext:value-type="float">
            <text:p>29,763825</text:p>
          </table:table-cell>
          <table:table-cell office:value-type="float" office:value="39" calcext:value-type="float">
            <text:p>39</text:p>
          </table:table-cell>
          <table:table-cell office:value-type="float" office:value="13.509406" calcext:value-type="float">
            <text:p>13,509406</text:p>
          </table:table-cell>
          <table:table-cell office:value-type="float" office:value="121" calcext:value-type="float">
            <text:p>121</text:p>
          </table:table-cell>
          <table:table-cell office:value-type="float" office:value="21.85315" calcext:value-type="float">
            <text:p>21,853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83963" calcext:value-type="float">
            <text:p>29,783963</text:p>
          </table:table-cell>
          <table:table-cell office:value-type="float" office:value="41" calcext:value-type="float">
            <text:p>41</text:p>
          </table:table-cell>
          <table:table-cell office:value-type="float" office:value="13.472788" calcext:value-type="float">
            <text:p>13,472788</text:p>
          </table:table-cell>
          <table:table-cell office:value-type="float" office:value="121" calcext:value-type="float">
            <text:p>121</text:p>
          </table:table-cell>
          <table:table-cell office:value-type="float" office:value="22.336838" calcext:value-type="float">
            <text:p>22,33683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4513" calcext:value-type="float">
            <text:p>29,774513</text:p>
          </table:table-cell>
          <table:table-cell office:value-type="float" office:value="43" calcext:value-type="float">
            <text:p>43</text:p>
          </table:table-cell>
          <table:table-cell office:value-type="float" office:value="13.4874" calcext:value-type="float">
            <text:p>13,4874</text:p>
          </table:table-cell>
          <table:table-cell office:value-type="float" office:value="121" calcext:value-type="float">
            <text:p>121</text:p>
          </table:table-cell>
          <table:table-cell office:value-type="float" office:value="22.083019" calcext:value-type="float">
            <text:p>22,08301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80215" calcext:value-type="float">
            <text:p>29,80215</text:p>
          </table:table-cell>
          <table:table-cell office:value-type="float" office:value="41" calcext:value-type="float">
            <text:p>41</text:p>
          </table:table-cell>
          <table:table-cell office:value-type="float" office:value="13.503519" calcext:value-type="float">
            <text:p>13,503519</text:p>
          </table:table-cell>
          <table:table-cell office:value-type="float" office:value="121" calcext:value-type="float">
            <text:p>121</text:p>
          </table:table-cell>
          <table:table-cell office:value-type="float" office:value="22.4122" calcext:value-type="float">
            <text:p>22,412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045" calcext:value-type="float">
            <text:p>29,77045</text:p>
          </table:table-cell>
          <table:table-cell office:value-type="float" office:value="39" calcext:value-type="float">
            <text:p>39</text:p>
          </table:table-cell>
          <table:table-cell office:value-type="float" office:value="13.48505" calcext:value-type="float">
            <text:p>13,48505</text:p>
          </table:table-cell>
          <table:table-cell office:value-type="float" office:value="121" calcext:value-type="float">
            <text:p>121</text:p>
          </table:table-cell>
          <table:table-cell office:value-type="float" office:value="21.708037" calcext:value-type="float">
            <text:p>21,70803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67913" calcext:value-type="float">
            <text:p>29,767913</text:p>
          </table:table-cell>
          <table:table-cell office:value-type="float" office:value="41" calcext:value-type="float">
            <text:p>41</text:p>
          </table:table-cell>
          <table:table-cell office:value-type="float" office:value="13.512419" calcext:value-type="float">
            <text:p>13,512419</text:p>
          </table:table-cell>
          <table:table-cell office:value-type="float" office:value="121" calcext:value-type="float">
            <text:p>121</text:p>
          </table:table-cell>
          <table:table-cell office:value-type="float" office:value="22.232119" calcext:value-type="float">
            <text:p>22,2321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6013" calcext:value-type="float">
            <text:p>29,776013</text:p>
          </table:table-cell>
          <table:table-cell office:value-type="float" office:value="39" calcext:value-type="float">
            <text:p>39</text:p>
          </table:table-cell>
          <table:table-cell office:value-type="float" office:value="13.477431" calcext:value-type="float">
            <text:p>13,477431</text:p>
          </table:table-cell>
          <table:table-cell office:value-type="float" office:value="121" calcext:value-type="float">
            <text:p>121</text:p>
          </table:table-cell>
          <table:table-cell office:value-type="float" office:value="21.926" calcext:value-type="float">
            <text:p>21,92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08" calcext:value-type="float">
            <text:p>29,7708</text:p>
          </table:table-cell>
          <table:table-cell office:value-type="float" office:value="39" calcext:value-type="float">
            <text:p>39</text:p>
          </table:table-cell>
          <table:table-cell office:value-type="float" office:value="13.482656" calcext:value-type="float">
            <text:p>13,482656</text:p>
          </table:table-cell>
          <table:table-cell office:value-type="float" office:value="121" calcext:value-type="float">
            <text:p>121</text:p>
          </table:table-cell>
          <table:table-cell office:value-type="float" office:value="21.880637" calcext:value-type="float">
            <text:p>21,88063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2437" calcext:value-type="float">
            <text:p>29,772437</text:p>
          </table:table-cell>
          <table:table-cell office:value-type="float" office:value="39" calcext:value-type="float">
            <text:p>39</text:p>
          </table:table-cell>
          <table:table-cell office:value-type="float" office:value="13.494269" calcext:value-type="float">
            <text:p>13,494269</text:p>
          </table:table-cell>
          <table:table-cell office:value-type="float" office:value="121" calcext:value-type="float">
            <text:p>121</text:p>
          </table:table-cell>
          <table:table-cell office:value-type="float" office:value="21.643612" calcext:value-type="float">
            <text:p>21,6436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7822" calcext:value-type="float">
            <text:p>30,107822</text:p>
          </table:table-cell>
          <table:table-cell office:value-type="float" office:value="43" calcext:value-type="float">
            <text:p>43</text:p>
          </table:table-cell>
          <table:table-cell office:value-type="float" office:value="13.5764" calcext:value-type="float">
            <text:p>13,5764</text:p>
          </table:table-cell>
          <table:table-cell office:value-type="float" office:value="121" calcext:value-type="float">
            <text:p>121</text:p>
          </table:table-cell>
          <table:table-cell office:value-type="float" office:value="22.123178" calcext:value-type="float">
            <text:p>22,12317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1122" calcext:value-type="float">
            <text:p>30,111122</text:p>
          </table:table-cell>
          <table:table-cell office:value-type="float" office:value="43" calcext:value-type="float">
            <text:p>43</text:p>
          </table:table-cell>
          <table:table-cell office:value-type="float" office:value="13.59125" calcext:value-type="float">
            <text:p>13,59125</text:p>
          </table:table-cell>
          <table:table-cell office:value-type="float" office:value="121" calcext:value-type="float">
            <text:p>121</text:p>
          </table:table-cell>
          <table:table-cell office:value-type="float" office:value="21.994956" calcext:value-type="float">
            <text:p>21,99495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4933" calcext:value-type="float">
            <text:p>30,104933</text:p>
          </table:table-cell>
          <table:table-cell office:value-type="float" office:value="45" calcext:value-type="float">
            <text:p>45</text:p>
          </table:table-cell>
          <table:table-cell office:value-type="float" office:value="13.585033" calcext:value-type="float">
            <text:p>13,585033</text:p>
          </table:table-cell>
          <table:table-cell office:value-type="float" office:value="121" calcext:value-type="float">
            <text:p>121</text:p>
          </table:table-cell>
          <table:table-cell office:value-type="float" office:value="22.004239" calcext:value-type="float">
            <text:p>22,00423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1722" calcext:value-type="float">
            <text:p>30,101722</text:p>
          </table:table-cell>
          <table:table-cell office:value-type="float" office:value="45" calcext:value-type="float">
            <text:p>45</text:p>
          </table:table-cell>
          <table:table-cell office:value-type="float" office:value="13.587539" calcext:value-type="float">
            <text:p>13,587539</text:p>
          </table:table-cell>
          <table:table-cell office:value-type="float" office:value="121" calcext:value-type="float">
            <text:p>121</text:p>
          </table:table-cell>
          <table:table-cell office:value-type="float" office:value="22.293367" calcext:value-type="float">
            <text:p>22,29336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33978" calcext:value-type="float">
            <text:p>30,133978</text:p>
          </table:table-cell>
          <table:table-cell office:value-type="float" office:value="45" calcext:value-type="float">
            <text:p>45</text:p>
          </table:table-cell>
          <table:table-cell office:value-type="float" office:value="13.580983" calcext:value-type="float">
            <text:p>13,580983</text:p>
          </table:table-cell>
          <table:table-cell office:value-type="float" office:value="121" calcext:value-type="float">
            <text:p>121</text:p>
          </table:table-cell>
          <table:table-cell office:value-type="float" office:value="22.065394" calcext:value-type="float">
            <text:p>22,06539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7133" calcext:value-type="float">
            <text:p>30,107133</text:p>
          </table:table-cell>
          <table:table-cell office:value-type="float" office:value="47" calcext:value-type="float">
            <text:p>47</text:p>
          </table:table-cell>
          <table:table-cell office:value-type="float" office:value="13.573094" calcext:value-type="float">
            <text:p>13,573094</text:p>
          </table:table-cell>
          <table:table-cell office:value-type="float" office:value="121" calcext:value-type="float">
            <text:p>121</text:p>
          </table:table-cell>
          <table:table-cell office:value-type="float" office:value="21.792928" calcext:value-type="float">
            <text:p>21,7929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32611" calcext:value-type="float">
            <text:p>30,132611</text:p>
          </table:table-cell>
          <table:table-cell office:value-type="float" office:value="41" calcext:value-type="float">
            <text:p>41</text:p>
          </table:table-cell>
          <table:table-cell office:value-type="float" office:value="13.5812" calcext:value-type="float">
            <text:p>13,5812</text:p>
          </table:table-cell>
          <table:table-cell office:value-type="float" office:value="121" calcext:value-type="float">
            <text:p>121</text:p>
          </table:table-cell>
          <table:table-cell office:value-type="float" office:value="22.043367" calcext:value-type="float">
            <text:p>22,04336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37978" calcext:value-type="float">
            <text:p>30,137978</text:p>
          </table:table-cell>
          <table:table-cell office:value-type="float" office:value="49" calcext:value-type="float">
            <text:p>49</text:p>
          </table:table-cell>
          <table:table-cell office:value-type="float" office:value="13.583617" calcext:value-type="float">
            <text:p>13,583617</text:p>
          </table:table-cell>
          <table:table-cell office:value-type="float" office:value="121" calcext:value-type="float">
            <text:p>121</text:p>
          </table:table-cell>
          <table:table-cell office:value-type="float" office:value="22.342433" calcext:value-type="float">
            <text:p>22,34243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55" calcext:value-type="float">
            <text:p>30,1055</text:p>
          </table:table-cell>
          <table:table-cell office:value-type="float" office:value="43" calcext:value-type="float">
            <text:p>43</text:p>
          </table:table-cell>
          <table:table-cell office:value-type="float" office:value="13.593589" calcext:value-type="float">
            <text:p>13,593589</text:p>
          </table:table-cell>
          <table:table-cell office:value-type="float" office:value="121" calcext:value-type="float">
            <text:p>121</text:p>
          </table:table-cell>
          <table:table-cell office:value-type="float" office:value="21.901194" calcext:value-type="float">
            <text:p>21,90119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7622" calcext:value-type="float">
            <text:p>30,117622</text:p>
          </table:table-cell>
          <table:table-cell office:value-type="float" office:value="39" calcext:value-type="float">
            <text:p>39</text:p>
          </table:table-cell>
          <table:table-cell office:value-type="float" office:value="13.565756" calcext:value-type="float">
            <text:p>13,565756</text:p>
          </table:table-cell>
          <table:table-cell office:value-type="float" office:value="121" calcext:value-type="float">
            <text:p>121</text:p>
          </table:table-cell>
          <table:table-cell office:value-type="float" office:value="21.818072" calcext:value-type="float">
            <text:p>21,81807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43389" calcext:value-type="float">
            <text:p>30,143389</text:p>
          </table:table-cell>
          <table:table-cell office:value-type="float" office:value="43" calcext:value-type="float">
            <text:p>43</text:p>
          </table:table-cell>
          <table:table-cell office:value-type="float" office:value="13.597878" calcext:value-type="float">
            <text:p>13,597878</text:p>
          </table:table-cell>
          <table:table-cell office:value-type="float" office:value="121" calcext:value-type="float">
            <text:p>121</text:p>
          </table:table-cell>
          <table:table-cell office:value-type="float" office:value="21.948183" calcext:value-type="float">
            <text:p>21,94818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39" calcext:value-type="float">
            <text:p>30,1139</text:p>
          </table:table-cell>
          <table:table-cell office:value-type="float" office:value="43" calcext:value-type="float">
            <text:p>43</text:p>
          </table:table-cell>
          <table:table-cell office:value-type="float" office:value="13.590261" calcext:value-type="float">
            <text:p>13,590261</text:p>
          </table:table-cell>
          <table:table-cell office:value-type="float" office:value="121" calcext:value-type="float">
            <text:p>121</text:p>
          </table:table-cell>
          <table:table-cell office:value-type="float" office:value="21.7977" calcext:value-type="float">
            <text:p>21,797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5178" calcext:value-type="float">
            <text:p>30,105178</text:p>
          </table:table-cell>
          <table:table-cell office:value-type="float" office:value="43" calcext:value-type="float">
            <text:p>43</text:p>
          </table:table-cell>
          <table:table-cell office:value-type="float" office:value="13.570372" calcext:value-type="float">
            <text:p>13,570372</text:p>
          </table:table-cell>
          <table:table-cell office:value-type="float" office:value="121" calcext:value-type="float">
            <text:p>121</text:p>
          </table:table-cell>
          <table:table-cell office:value-type="float" office:value="21.773644" calcext:value-type="float">
            <text:p>21,77364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31478" calcext:value-type="float">
            <text:p>30,131478</text:p>
          </table:table-cell>
          <table:table-cell office:value-type="float" office:value="45" calcext:value-type="float">
            <text:p>45</text:p>
          </table:table-cell>
          <table:table-cell office:value-type="float" office:value="13.586472" calcext:value-type="float">
            <text:p>13,586472</text:p>
          </table:table-cell>
          <table:table-cell office:value-type="float" office:value="121" calcext:value-type="float">
            <text:p>121</text:p>
          </table:table-cell>
          <table:table-cell office:value-type="float" office:value="22.391611" calcext:value-type="float">
            <text:p>22,3916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1433" calcext:value-type="float">
            <text:p>30,111433</text:p>
          </table:table-cell>
          <table:table-cell office:value-type="float" office:value="43" calcext:value-type="float">
            <text:p>43</text:p>
          </table:table-cell>
          <table:table-cell office:value-type="float" office:value="13.578589" calcext:value-type="float">
            <text:p>13,578589</text:p>
          </table:table-cell>
          <table:table-cell office:value-type="float" office:value="121" calcext:value-type="float">
            <text:p>121</text:p>
          </table:table-cell>
          <table:table-cell office:value-type="float" office:value="21.904394" calcext:value-type="float">
            <text:p>21,90439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5022" calcext:value-type="float">
            <text:p>30,115022</text:p>
          </table:table-cell>
          <table:table-cell office:value-type="float" office:value="41" calcext:value-type="float">
            <text:p>41</text:p>
          </table:table-cell>
          <table:table-cell office:value-type="float" office:value="13.584717" calcext:value-type="float">
            <text:p>13,584717</text:p>
          </table:table-cell>
          <table:table-cell office:value-type="float" office:value="121" calcext:value-type="float">
            <text:p>121</text:p>
          </table:table-cell>
          <table:table-cell office:value-type="float" office:value="21.797078" calcext:value-type="float">
            <text:p>21,79707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456" calcext:value-type="float">
            <text:p>30,1456</text:p>
          </table:table-cell>
          <table:table-cell office:value-type="float" office:value="39" calcext:value-type="float">
            <text:p>39</text:p>
          </table:table-cell>
          <table:table-cell office:value-type="float" office:value="13.600028" calcext:value-type="float">
            <text:p>13,600028</text:p>
          </table:table-cell>
          <table:table-cell office:value-type="float" office:value="121" calcext:value-type="float">
            <text:p>121</text:p>
          </table:table-cell>
          <table:table-cell office:value-type="float" office:value="22.284411" calcext:value-type="float">
            <text:p>22,28441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3067" calcext:value-type="float">
            <text:p>30,103067</text:p>
          </table:table-cell>
          <table:table-cell office:value-type="float" office:value="39" calcext:value-type="float">
            <text:p>39</text:p>
          </table:table-cell>
          <table:table-cell office:value-type="float" office:value="13.553183" calcext:value-type="float">
            <text:p>13,553183</text:p>
          </table:table-cell>
          <table:table-cell office:value-type="float" office:value="121" calcext:value-type="float">
            <text:p>121</text:p>
          </table:table-cell>
          <table:table-cell office:value-type="float" office:value="21.883422" calcext:value-type="float">
            <text:p>21,88342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41156" calcext:value-type="float">
            <text:p>30,141156</text:p>
          </table:table-cell>
          <table:table-cell office:value-type="float" office:value="43" calcext:value-type="float">
            <text:p>43</text:p>
          </table:table-cell>
          <table:table-cell office:value-type="float" office:value="13.564628" calcext:value-type="float">
            <text:p>13,564628</text:p>
          </table:table-cell>
          <table:table-cell office:value-type="float" office:value="121" calcext:value-type="float">
            <text:p>121</text:p>
          </table:table-cell>
          <table:table-cell office:value-type="float" office:value="22.232783" calcext:value-type="float">
            <text:p>22,23278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076" calcext:value-type="float">
            <text:p>30,1076</text:p>
          </table:table-cell>
          <table:table-cell office:value-type="float" office:value="43" calcext:value-type="float">
            <text:p>43</text:p>
          </table:table-cell>
          <table:table-cell office:value-type="float" office:value="13.590967" calcext:value-type="float">
            <text:p>13,590967</text:p>
          </table:table-cell>
          <table:table-cell office:value-type="float" office:value="121" calcext:value-type="float">
            <text:p>121</text:p>
          </table:table-cell>
          <table:table-cell office:value-type="float" office:value="22.143378" calcext:value-type="float">
            <text:p>22,14337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6112" calcext:value-type="float">
            <text:p>30,46112</text:p>
          </table:table-cell>
          <table:table-cell office:value-type="float" office:value="43" calcext:value-type="float">
            <text:p>43</text:p>
          </table:table-cell>
          <table:table-cell office:value-type="float" office:value="13.677525" calcext:value-type="float">
            <text:p>13,677525</text:p>
          </table:table-cell>
          <table:table-cell office:value-type="float" office:value="127" calcext:value-type="float">
            <text:p>127</text:p>
          </table:table-cell>
          <table:table-cell office:value-type="float" office:value="22.561935" calcext:value-type="float">
            <text:p>22,56193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2598" calcext:value-type="float">
            <text:p>30,42598</text:p>
          </table:table-cell>
          <table:table-cell office:value-type="float" office:value="41" calcext:value-type="float">
            <text:p>41</text:p>
          </table:table-cell>
          <table:table-cell office:value-type="float" office:value="13.663485" calcext:value-type="float">
            <text:p>13,663485</text:p>
          </table:table-cell>
          <table:table-cell office:value-type="float" office:value="127" calcext:value-type="float">
            <text:p>127</text:p>
          </table:table-cell>
          <table:table-cell office:value-type="float" office:value="22.456355" calcext:value-type="float">
            <text:p>22,45635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0306" calcext:value-type="float">
            <text:p>30,40306</text:p>
          </table:table-cell>
          <table:table-cell office:value-type="float" office:value="41" calcext:value-type="float">
            <text:p>41</text:p>
          </table:table-cell>
          <table:table-cell office:value-type="float" office:value="13.68603" calcext:value-type="float">
            <text:p>13,68603</text:p>
          </table:table-cell>
          <table:table-cell office:value-type="float" office:value="127" calcext:value-type="float">
            <text:p>127</text:p>
          </table:table-cell>
          <table:table-cell office:value-type="float" office:value="22.435765" calcext:value-type="float">
            <text:p>22,43576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1982" calcext:value-type="float">
            <text:p>30,41982</text:p>
          </table:table-cell>
          <table:table-cell office:value-type="float" office:value="47" calcext:value-type="float">
            <text:p>47</text:p>
          </table:table-cell>
          <table:table-cell office:value-type="float" office:value="13.65577" calcext:value-type="float">
            <text:p>13,65577</text:p>
          </table:table-cell>
          <table:table-cell office:value-type="float" office:value="127" calcext:value-type="float">
            <text:p>127</text:p>
          </table:table-cell>
          <table:table-cell office:value-type="float" office:value="22.63577" calcext:value-type="float">
            <text:p>22,6357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208" calcext:value-type="float">
            <text:p>30,4208</text:p>
          </table:table-cell>
          <table:table-cell office:value-type="float" office:value="47" calcext:value-type="float">
            <text:p>47</text:p>
          </table:table-cell>
          <table:table-cell office:value-type="float" office:value="13.654525" calcext:value-type="float">
            <text:p>13,654525</text:p>
          </table:table-cell>
          <table:table-cell office:value-type="float" office:value="127" calcext:value-type="float">
            <text:p>127</text:p>
          </table:table-cell>
          <table:table-cell office:value-type="float" office:value="22.08029" calcext:value-type="float">
            <text:p>22,080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9454" calcext:value-type="float">
            <text:p>30,39454</text:p>
          </table:table-cell>
          <table:table-cell office:value-type="float" office:value="43" calcext:value-type="float">
            <text:p>43</text:p>
          </table:table-cell>
          <table:table-cell office:value-type="float" office:value="13.63995" calcext:value-type="float">
            <text:p>13,63995</text:p>
          </table:table-cell>
          <table:table-cell office:value-type="float" office:value="127" calcext:value-type="float">
            <text:p>127</text:p>
          </table:table-cell>
          <table:table-cell office:value-type="float" office:value="22.30905" calcext:value-type="float">
            <text:p>22,309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1752" calcext:value-type="float">
            <text:p>30,41752</text:p>
          </table:table-cell>
          <table:table-cell office:value-type="float" office:value="41" calcext:value-type="float">
            <text:p>41</text:p>
          </table:table-cell>
          <table:table-cell office:value-type="float" office:value="13.657485" calcext:value-type="float">
            <text:p>13,657485</text:p>
          </table:table-cell>
          <table:table-cell office:value-type="float" office:value="127" calcext:value-type="float">
            <text:p>127</text:p>
          </table:table-cell>
          <table:table-cell office:value-type="float" office:value="22.281445" calcext:value-type="float">
            <text:p>22,28144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2846" calcext:value-type="float">
            <text:p>30,42846</text:p>
          </table:table-cell>
          <table:table-cell office:value-type="float" office:value="41" calcext:value-type="float">
            <text:p>41</text:p>
          </table:table-cell>
          <table:table-cell office:value-type="float" office:value="13.654715" calcext:value-type="float">
            <text:p>13,654715</text:p>
          </table:table-cell>
          <table:table-cell office:value-type="float" office:value="127" calcext:value-type="float">
            <text:p>127</text:p>
          </table:table-cell>
          <table:table-cell office:value-type="float" office:value="22.41855" calcext:value-type="float">
            <text:p>22,4185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9885" calcext:value-type="float">
            <text:p>30,39885</text:p>
          </table:table-cell>
          <table:table-cell office:value-type="float" office:value="47" calcext:value-type="float">
            <text:p>47</text:p>
          </table:table-cell>
          <table:table-cell office:value-type="float" office:value="13.651995" calcext:value-type="float">
            <text:p>13,651995</text:p>
          </table:table-cell>
          <table:table-cell office:value-type="float" office:value="127" calcext:value-type="float">
            <text:p>127</text:p>
          </table:table-cell>
          <table:table-cell office:value-type="float" office:value="22.102615" calcext:value-type="float">
            <text:p>22,1026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1301" calcext:value-type="float">
            <text:p>30,41301</text:p>
          </table:table-cell>
          <table:table-cell office:value-type="float" office:value="41" calcext:value-type="float">
            <text:p>41</text:p>
          </table:table-cell>
          <table:table-cell office:value-type="float" office:value="13.64061" calcext:value-type="float">
            <text:p>13,64061</text:p>
          </table:table-cell>
          <table:table-cell office:value-type="float" office:value="127" calcext:value-type="float">
            <text:p>127</text:p>
          </table:table-cell>
          <table:table-cell office:value-type="float" office:value="22.946395" calcext:value-type="float">
            <text:p>22,9463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0317" calcext:value-type="float">
            <text:p>30,40317</text:p>
          </table:table-cell>
          <table:table-cell office:value-type="float" office:value="41" calcext:value-type="float">
            <text:p>41</text:p>
          </table:table-cell>
          <table:table-cell office:value-type="float" office:value="13.668515" calcext:value-type="float">
            <text:p>13,668515</text:p>
          </table:table-cell>
          <table:table-cell office:value-type="float" office:value="127" calcext:value-type="float">
            <text:p>127</text:p>
          </table:table-cell>
          <table:table-cell office:value-type="float" office:value="22.31139" calcext:value-type="float">
            <text:p>22,3113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9452" calcext:value-type="float">
            <text:p>30,39452</text:p>
          </table:table-cell>
          <table:table-cell office:value-type="float" office:value="39" calcext:value-type="float">
            <text:p>39</text:p>
          </table:table-cell>
          <table:table-cell office:value-type="float" office:value="13.639155" calcext:value-type="float">
            <text:p>13,639155</text:p>
          </table:table-cell>
          <table:table-cell office:value-type="float" office:value="127" calcext:value-type="float">
            <text:p>127</text:p>
          </table:table-cell>
          <table:table-cell office:value-type="float" office:value="21.958785" calcext:value-type="float">
            <text:p>21,95878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0763" calcext:value-type="float">
            <text:p>30,40763</text:p>
          </table:table-cell>
          <table:table-cell office:value-type="float" office:value="45" calcext:value-type="float">
            <text:p>45</text:p>
          </table:table-cell>
          <table:table-cell office:value-type="float" office:value="13.635055" calcext:value-type="float">
            <text:p>13,635055</text:p>
          </table:table-cell>
          <table:table-cell office:value-type="float" office:value="127" calcext:value-type="float">
            <text:p>127</text:p>
          </table:table-cell>
          <table:table-cell office:value-type="float" office:value="22.903415" calcext:value-type="float">
            <text:p>22,9034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2699" calcext:value-type="float">
            <text:p>30,42699</text:p>
          </table:table-cell>
          <table:table-cell office:value-type="float" office:value="43" calcext:value-type="float">
            <text:p>43</text:p>
          </table:table-cell>
          <table:table-cell office:value-type="float" office:value="13.63567" calcext:value-type="float">
            <text:p>13,63567</text:p>
          </table:table-cell>
          <table:table-cell office:value-type="float" office:value="127" calcext:value-type="float">
            <text:p>127</text:p>
          </table:table-cell>
          <table:table-cell office:value-type="float" office:value="22.211145" calcext:value-type="float">
            <text:p>22,21114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9763" calcext:value-type="float">
            <text:p>30,39763</text:p>
          </table:table-cell>
          <table:table-cell office:value-type="float" office:value="45" calcext:value-type="float">
            <text:p>45</text:p>
          </table:table-cell>
          <table:table-cell office:value-type="float" office:value="13.654085" calcext:value-type="float">
            <text:p>13,654085</text:p>
          </table:table-cell>
          <table:table-cell office:value-type="float" office:value="127" calcext:value-type="float">
            <text:p>127</text:p>
          </table:table-cell>
          <table:table-cell office:value-type="float" office:value="22.31403" calcext:value-type="float">
            <text:p>22,3140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9575" calcext:value-type="float">
            <text:p>30,39575</text:p>
          </table:table-cell>
          <table:table-cell office:value-type="float" office:value="41" calcext:value-type="float">
            <text:p>41</text:p>
          </table:table-cell>
          <table:table-cell office:value-type="float" office:value="13.651285" calcext:value-type="float">
            <text:p>13,651285</text:p>
          </table:table-cell>
          <table:table-cell office:value-type="float" office:value="127" calcext:value-type="float">
            <text:p>127</text:p>
          </table:table-cell>
          <table:table-cell office:value-type="float" office:value="22.12387" calcext:value-type="float">
            <text:p>22,1238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2289" calcext:value-type="float">
            <text:p>30,42289</text:p>
          </table:table-cell>
          <table:table-cell office:value-type="float" office:value="39" calcext:value-type="float">
            <text:p>39</text:p>
          </table:table-cell>
          <table:table-cell office:value-type="float" office:value="13.67608" calcext:value-type="float">
            <text:p>13,67608</text:p>
          </table:table-cell>
          <table:table-cell office:value-type="float" office:value="127" calcext:value-type="float">
            <text:p>127</text:p>
          </table:table-cell>
          <table:table-cell office:value-type="float" office:value="22.22103" calcext:value-type="float">
            <text:p>22,2210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3766" calcext:value-type="float">
            <text:p>30,43766</text:p>
          </table:table-cell>
          <table:table-cell office:value-type="float" office:value="45" calcext:value-type="float">
            <text:p>45</text:p>
          </table:table-cell>
          <table:table-cell office:value-type="float" office:value="13.662095" calcext:value-type="float">
            <text:p>13,662095</text:p>
          </table:table-cell>
          <table:table-cell office:value-type="float" office:value="127" calcext:value-type="float">
            <text:p>127</text:p>
          </table:table-cell>
          <table:table-cell office:value-type="float" office:value="22.32309" calcext:value-type="float">
            <text:p>22,323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0326" calcext:value-type="float">
            <text:p>30,40326</text:p>
          </table:table-cell>
          <table:table-cell office:value-type="float" office:value="47" calcext:value-type="float">
            <text:p>47</text:p>
          </table:table-cell>
          <table:table-cell office:value-type="float" office:value="13.65486" calcext:value-type="float">
            <text:p>13,65486</text:p>
          </table:table-cell>
          <table:table-cell office:value-type="float" office:value="127" calcext:value-type="float">
            <text:p>127</text:p>
          </table:table-cell>
          <table:table-cell office:value-type="float" office:value="22.754055" calcext:value-type="float">
            <text:p>22,75405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3892" calcext:value-type="float">
            <text:p>30,3892</text:p>
          </table:table-cell>
          <table:table-cell office:value-type="float" office:value="45" calcext:value-type="float">
            <text:p>45</text:p>
          </table:table-cell>
          <table:table-cell office:value-type="float" office:value="13.65149" calcext:value-type="float">
            <text:p>13,65149</text:p>
          </table:table-cell>
          <table:table-cell office:value-type="float" office:value="127" calcext:value-type="float">
            <text:p>127</text:p>
          </table:table-cell>
          <table:table-cell office:value-type="float" office:value="22.140365" calcext:value-type="float">
            <text:p>22,1403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table table:name="Tabela przestawna_sorted_RBtree_1" table:style-name="ta1">
        <table:table-column table:style-name="co6" table:default-cell-style-name="ce4"/>
        <table:table-column table:style-name="co7" table:default-cell-style-name="ce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21"/>
        <table:table-row table:style-name="ro1">
          <table:table-cell table:style-name="ce1"/>
          <table:table-cell table:style-name="ce6" office:value-type="string" calcext:value-type="string">
            <text:p>Dane</text:p>
          </table:table-cell>
          <table:table-cell table:style-name="ce12" table:number-columns-repeated="5"/>
          <table:table-cell table:style-name="ce18"/>
        </table:table-row>
        <table:table-row table:style-name="ro1">
          <table:table-cell table:style-name="ce2" office:value-type="string" calcext:value-type="string">
            <text:p>size_n</text:p>
          </table:table-cell>
          <table:table-cell table:style-name="ce7" office:value-type="string" calcext:value-type="string">
            <text:p>comp_avg – sorted_Rbtree</text:p>
          </table:table-cell>
          <table:table-cell table:style-name="ce13" office:value-type="string" calcext:value-type="string">
            <text:p>comp_maks – sorted_Rbtree</text:p>
          </table:table-cell>
          <table:table-cell table:style-name="ce13" office:value-type="string" calcext:value-type="string">
            <text:p>reads_avg – sorted_Rbtree</text:p>
          </table:table-cell>
          <table:table-cell table:style-name="ce13" office:value-type="string" calcext:value-type="string">
            <text:p>reads_maks – sorted_Rbtree</text:p>
          </table:table-cell>
          <table:table-cell table:style-name="ce13" office:value-type="string" calcext:value-type="string">
            <text:p>h_avg – sorted_Rbtree</text:p>
          </table:table-cell>
          <table:table-cell table:style-name="ce13" office:value-type="string" calcext:value-type="string">
            <text:p>h_final – sorted_Rbtree</text:p>
          </table:table-cell>
          <table:table-cell table:style-name="ce19" office:value-type="string" calcext:value-type="string">
            <text:p>h_maks – sorted_Rbtree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8" office:value-type="float" office:value="23.77434" calcext:value-type="float">
            <text:p>23,77434</text:p>
          </table:table-cell>
          <table:table-cell table:style-name="ce14" office:value-type="float" office:value="34.5" calcext:value-type="float">
            <text:p>34,5</text:p>
          </table:table-cell>
          <table:table-cell table:style-name="ce14" office:value-type="float" office:value="12.0657375" calcext:value-type="float">
            <text:p>12,0657375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7.3621575" calcext:value-type="float">
            <text:p>17,3621575</text:p>
          </table:table-cell>
          <table:table-cell table:style-name="ce14" office:value-type="float" office:value="14" calcext:value-type="float">
            <text:p>14</text:p>
          </table:table-cell>
          <table:table-cell table:style-name="ce20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1295" calcext:value-type="float">
            <text:p>25,771295</text:p>
          </table:table-cell>
          <table:table-cell office:value-type="float" office:value="36.3" calcext:value-type="float">
            <text:p>36,3</text:p>
          </table:table-cell>
          <table:table-cell office:value-type="float" office:value="12.53425625" calcext:value-type="float">
            <text:p>12,53425625</text:p>
          </table:table-cell>
          <table:table-cell office:value-type="float" office:value="105" calcext:value-type="float">
            <text:p>105</text:p>
          </table:table-cell>
          <table:table-cell office:value-type="float" office:value="18.8676225" calcext:value-type="float">
            <text:p>18,86762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9089866" calcext:value-type="float">
            <text:p>26,9089866</text:p>
          </table:table-cell>
          <table:table-cell office:value-type="float" office:value="38.8" calcext:value-type="float">
            <text:p>38,8</text:p>
          </table:table-cell>
          <table:table-cell office:value-type="float" office:value="12.80001585" calcext:value-type="float">
            <text:p>12,80001585</text:p>
          </table:table-cell>
          <table:table-cell office:value-type="float" office:value="111" calcext:value-type="float">
            <text:p>111</text:p>
          </table:table-cell>
          <table:table-cell office:value-type="float" office:value="19.6212751" calcext:value-type="float">
            <text:p>19,6212751</text:p>
          </table:table-cell>
          <table:table-cell office:value-type="float" office:value="15.35" calcext:value-type="float">
            <text:p>15,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7647875" calcext:value-type="float">
            <text:p>27,77647875</text:p>
          </table:table-cell>
          <table:table-cell office:value-type="float" office:value="39.9" calcext:value-type="float">
            <text:p>39,9</text:p>
          </table:table-cell>
          <table:table-cell office:value-type="float" office:value="13.01388755" calcext:value-type="float">
            <text:p>13,01388755</text:p>
          </table:table-cell>
          <table:table-cell office:value-type="float" office:value="113" calcext:value-type="float">
            <text:p>113</text:p>
          </table:table-cell>
          <table:table-cell office:value-type="float" office:value="20.39963625" calcext:value-type="float">
            <text:p>20,399636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8819" calcext:value-type="float">
            <text:p>28,408819</text:p>
          </table:table-cell>
          <table:table-cell office:value-type="float" office:value="40.4" calcext:value-type="float">
            <text:p>40,4</text:p>
          </table:table-cell>
          <table:table-cell office:value-type="float" office:value="13.171148" calcext:value-type="float">
            <text:p>13,171148</text:p>
          </table:table-cell>
          <table:table-cell office:value-type="float" office:value="119" calcext:value-type="float">
            <text:p>119</text:p>
          </table:table-cell>
          <table:table-cell office:value-type="float" office:value="20.8294595" calcext:value-type="float">
            <text:p>20,8294595</text:p>
          </table:table-cell>
          <table:table-cell office:value-type="float" office:value="16.25" calcext:value-type="float">
            <text:p>16,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51275" calcext:value-type="float">
            <text:p>28,8951275</text:p>
          </table:table-cell>
          <table:table-cell office:value-type="float" office:value="40.6" calcext:value-type="float">
            <text:p>40,6</text:p>
          </table:table-cell>
          <table:table-cell office:value-type="float" office:value="13.27866545" calcext:value-type="float">
            <text:p>13,27866545</text:p>
          </table:table-cell>
          <table:table-cell office:value-type="float" office:value="119" calcext:value-type="float">
            <text:p>119</text:p>
          </table:table-cell>
          <table:table-cell office:value-type="float" office:value="21.09265445" calcext:value-type="float">
            <text:p>21,09265445</text:p>
          </table:table-cell>
          <table:table-cell office:value-type="float" office:value="16.3" calcext:value-type="float">
            <text:p>16,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492971" calcext:value-type="float">
            <text:p>29,3492971</text:p>
          </table:table-cell>
          <table:table-cell office:value-type="float" office:value="40.8" calcext:value-type="float">
            <text:p>40,8</text:p>
          </table:table-cell>
          <table:table-cell office:value-type="float" office:value="13.381845" calcext:value-type="float">
            <text:p>13,381845</text:p>
          </table:table-cell>
          <table:table-cell office:value-type="float" office:value="121" calcext:value-type="float">
            <text:p>121</text:p>
          </table:table-cell>
          <table:table-cell office:value-type="float" office:value="21.63600495" calcext:value-type="float">
            <text:p>21,63600495</text:p>
          </table:table-cell>
          <table:table-cell office:value-type="float" office:value="17.05" calcext:value-type="float">
            <text:p>17,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412945" calcext:value-type="float">
            <text:p>29,77412945</text:p>
          </table:table-cell>
          <table:table-cell office:value-type="float" office:value="40.8" calcext:value-type="float">
            <text:p>40,8</text:p>
          </table:table-cell>
          <table:table-cell office:value-type="float" office:value="13.4920228" calcext:value-type="float">
            <text:p>13,4920228</text:p>
          </table:table-cell>
          <table:table-cell office:value-type="float" office:value="121" calcext:value-type="float">
            <text:p>121</text:p>
          </table:table-cell>
          <table:table-cell office:value-type="float" office:value="21.9449671" calcext:value-type="float">
            <text:p>21,9449671</text:p>
          </table:table-cell>
          <table:table-cell office:value-type="float" office:value="17.25" calcext:value-type="float">
            <text:p>17,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189122" calcext:value-type="float">
            <text:p>30,1189122</text:p>
          </table:table-cell>
          <table:table-cell office:value-type="float" office:value="43.1" calcext:value-type="float">
            <text:p>43,1</text:p>
          </table:table-cell>
          <table:table-cell office:value-type="float" office:value="13.5817778" calcext:value-type="float">
            <text:p>13,5817778</text:p>
          </table:table-cell>
          <table:table-cell office:value-type="float" office:value="121" calcext:value-type="float">
            <text:p>121</text:p>
          </table:table-cell>
          <table:table-cell office:value-type="float" office:value="22.0267866" calcext:value-type="float">
            <text:p>22,0267866</text:p>
          </table:table-cell>
          <table:table-cell office:value-type="float" office:value="17.15" calcext:value-type="float">
            <text:p>17,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30.413093" calcext:value-type="float">
            <text:p>30,413093</text:p>
          </table:table-cell>
          <table:table-cell table:style-name="ce16" office:value-type="float" office:value="43.1" calcext:value-type="float">
            <text:p>43,1</text:p>
          </table:table-cell>
          <table:table-cell table:style-name="ce16" office:value-type="float" office:value="13.655519" calcext:value-type="float">
            <text:p>13,655519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22.37446725" calcext:value-type="float">
            <text:p>22,37446725</text:p>
          </table:table-cell>
          <table:table-cell table:style-name="ce16" office:value-type="float" office:value="17.4" calcext:value-type="float">
            <text:p>17,4</text:p>
          </table:table-cell>
          <table:table-cell table:style-name="ce22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1" office:value-type="float" office:value="28.11904786" calcext:value-type="float">
            <text:p>28,11904786</text:p>
          </table:table-cell>
          <table:table-cell table:style-name="ce17" office:value-type="float" office:value="39.83" calcext:value-type="float">
            <text:p>39,83</text:p>
          </table:table-cell>
          <table:table-cell table:style-name="ce17" office:value-type="float" office:value="13.09748752" calcext:value-type="float">
            <text:p>13,09748752</text:p>
          </table:table-cell>
          <table:table-cell table:style-name="ce17" office:value-type="float" office:value="115.4" calcext:value-type="float">
            <text:p>115,4</text:p>
          </table:table-cell>
          <table:table-cell table:style-name="ce17" office:value-type="float" office:value="20.61550312" calcext:value-type="float">
            <text:p>20,61550312</text:p>
          </table:table-cell>
          <table:table-cell table:style-name="ce17" office:value-type="float" office:value="16.175" calcext:value-type="float">
            <text:p>16,175</text:p>
          </table:table-cell>
          <table:table-cell table:style-name="ce23" office:value-type="float" office:value="27.4" calcext:value-type="float">
            <text:p>27,4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sorted_RBtree_1'.A1:'Tabela przestawna_sorted_RBtree_1'.H13" table:buttons="'Tabela przestawna_sorted_RBtree_1'.A2 'Tabela przestawna_sorted_RBtree_1'.B1" table:show-filter-button="false" table:drill-down-on-double-click="false">
          <table:source-cell-range table:cell-range-address="sorted_RBtree.A1:sorted_RBtree.H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23,7435" table:display="true" table:show-details="true"/>
                <table:data-pilot-member table:name="23,7482" table:display="true" table:show-details="true"/>
                <table:data-pilot-member table:name="23,7502" table:display="true" table:show-details="true"/>
                <table:data-pilot-member table:name="23,7527" table:display="true" table:show-details="true"/>
                <table:data-pilot-member table:name="23,759" table:display="true" table:show-details="true"/>
                <table:data-pilot-member table:name="23,7618" table:display="true" table:show-details="true"/>
                <table:data-pilot-member table:name="23,77" table:display="true" table:show-details="true"/>
                <table:data-pilot-member table:name="23,773" table:display="true" table:show-details="true"/>
                <table:data-pilot-member table:name="23,7732" table:display="true" table:show-details="true"/>
                <table:data-pilot-member table:name="23,7741" table:display="true" table:show-details="true"/>
                <table:data-pilot-member table:name="23,7754" table:display="true" table:show-details="true"/>
                <table:data-pilot-member table:name="23,7791" table:display="true" table:show-details="true"/>
                <table:data-pilot-member table:name="23,7811" table:display="true" table:show-details="true"/>
                <table:data-pilot-member table:name="23,7833" table:display="true" table:show-details="true"/>
                <table:data-pilot-member table:name="23,7835" table:display="true" table:show-details="true"/>
                <table:data-pilot-member table:name="23,7874" table:display="true" table:show-details="true"/>
                <table:data-pilot-member table:name="23,7936" table:display="true" table:show-details="true"/>
                <table:data-pilot-member table:name="23,7939" table:display="true" table:show-details="true"/>
                <table:data-pilot-member table:name="23,7947" table:display="true" table:show-details="true"/>
                <table:data-pilot-member table:name="23,8091" table:display="true" table:show-details="true"/>
                <table:data-pilot-member table:name="25,7508" table:display="true" table:show-details="true"/>
                <table:data-pilot-member table:name="25,75225" table:display="true" table:show-details="true"/>
                <table:data-pilot-member table:name="25,75715" table:display="true" table:show-details="true"/>
                <table:data-pilot-member table:name="25,76" table:display="true" table:show-details="true"/>
                <table:data-pilot-member table:name="25,76005" table:display="true" table:show-details="true"/>
                <table:data-pilot-member table:name="25,7604" table:display="true" table:show-details="true"/>
                <table:data-pilot-member table:name="25,7639" table:display="true" table:show-details="true"/>
                <table:data-pilot-member table:name="25,7712" table:display="true" table:show-details="true"/>
                <table:data-pilot-member table:name="25,77225" table:display="true" table:show-details="true"/>
                <table:data-pilot-member table:name="25,77295" table:display="true" table:show-details="true"/>
                <table:data-pilot-member table:name="25,77465" table:display="true" table:show-details="true"/>
                <table:data-pilot-member table:name="25,7755" table:display="true" table:show-details="true"/>
                <table:data-pilot-member table:name="25,77695" table:display="true" table:show-details="true"/>
                <table:data-pilot-member table:name="25,77845" table:display="true" table:show-details="true"/>
                <table:data-pilot-member table:name="25,7798" table:display="true" table:show-details="true"/>
                <table:data-pilot-member table:name="25,7821" table:display="true" table:show-details="true"/>
                <table:data-pilot-member table:name="25,7822" table:display="true" table:show-details="true"/>
                <table:data-pilot-member table:name="25,78335" table:display="true" table:show-details="true"/>
                <table:data-pilot-member table:name="25,7838" table:display="true" table:show-details="true"/>
                <table:data-pilot-member table:name="25,78815" table:display="true" table:show-details="true"/>
                <table:data-pilot-member table:name="26,868567" table:display="true" table:show-details="true"/>
                <table:data-pilot-member table:name="26,8733" table:display="true" table:show-details="true"/>
                <table:data-pilot-member table:name="26,876" table:display="true" table:show-details="true"/>
                <table:data-pilot-member table:name="26,878433" table:display="true" table:show-details="true"/>
                <table:data-pilot-member table:name="26,8813" table:display="true" table:show-details="true"/>
                <table:data-pilot-member table:name="26,883567" table:display="true" table:show-details="true"/>
                <table:data-pilot-member table:name="26,8904" table:display="true" table:show-details="true"/>
                <table:data-pilot-member table:name="26,890733" table:display="true" table:show-details="true"/>
                <table:data-pilot-member table:name="26,8926" table:display="true" table:show-details="true"/>
                <table:data-pilot-member table:name="26,897933" table:display="true" table:show-details="true"/>
                <table:data-pilot-member table:name="26,899733" table:display="true" table:show-details="true"/>
                <table:data-pilot-member table:name="26,9012" table:display="true" table:show-details="true"/>
                <table:data-pilot-member table:name="26,904333" table:display="true" table:show-details="true"/>
                <table:data-pilot-member table:name="26,906433" table:display="true" table:show-details="true"/>
                <table:data-pilot-member table:name="26,906467" table:display="true" table:show-details="true"/>
                <table:data-pilot-member table:name="26,907367" table:display="true" table:show-details="true"/>
                <table:data-pilot-member table:name="26,944" table:display="true" table:show-details="true"/>
                <table:data-pilot-member table:name="26,987133" table:display="true" table:show-details="true"/>
                <table:data-pilot-member table:name="26,992733" table:display="true" table:show-details="true"/>
                <table:data-pilot-member table:name="26,9975" table:display="true" table:show-details="true"/>
                <table:data-pilot-member table:name="27,765625" table:display="true" table:show-details="true"/>
                <table:data-pilot-member table:name="27,7672" table:display="true" table:show-details="true"/>
                <table:data-pilot-member table:name="27,76795" table:display="true" table:show-details="true"/>
                <table:data-pilot-member table:name="27,769175" table:display="true" table:show-details="true"/>
                <table:data-pilot-member table:name="27,770125" table:display="true" table:show-details="true"/>
                <table:data-pilot-member table:name="27,77205" table:display="true" table:show-details="true"/>
                <table:data-pilot-member table:name="27,772325" table:display="true" table:show-details="true"/>
                <table:data-pilot-member table:name="27,7731" table:display="true" table:show-details="true"/>
                <table:data-pilot-member table:name="27,773475" table:display="true" table:show-details="true"/>
                <table:data-pilot-member table:name="27,773525" table:display="true" table:show-details="true"/>
                <table:data-pilot-member table:name="27,774925" table:display="true" table:show-details="true"/>
                <table:data-pilot-member table:name="27,77585" table:display="true" table:show-details="true"/>
                <table:data-pilot-member table:name="27,779575" table:display="true" table:show-details="true"/>
                <table:data-pilot-member table:name="27,78155" table:display="true" table:show-details="true"/>
                <table:data-pilot-member table:name="27,782" table:display="true" table:show-details="true"/>
                <table:data-pilot-member table:name="27,78355" table:display="true" table:show-details="true"/>
                <table:data-pilot-member table:name="27,783875" table:display="true" table:show-details="true"/>
                <table:data-pilot-member table:name="27,78555" table:display="true" table:show-details="true"/>
                <table:data-pilot-member table:name="27,787125" table:display="true" table:show-details="true"/>
                <table:data-pilot-member table:name="27,791025" table:display="true" table:show-details="true"/>
                <table:data-pilot-member table:name="28,38982" table:display="true" table:show-details="true"/>
                <table:data-pilot-member table:name="28,39032" table:display="true" table:show-details="true"/>
                <table:data-pilot-member table:name="28,3946" table:display="true" table:show-details="true"/>
                <table:data-pilot-member table:name="28,39558" table:display="true" table:show-details="true"/>
                <table:data-pilot-member table:name="28,39788" table:display="true" table:show-details="true"/>
                <table:data-pilot-member table:name="28,39974" table:display="true" table:show-details="true"/>
                <table:data-pilot-member table:name="28,40086" table:display="true" table:show-details="true"/>
                <table:data-pilot-member table:name="28,4012" table:display="true" table:show-details="true"/>
                <table:data-pilot-member table:name="28,40158" table:display="true" table:show-details="true"/>
                <table:data-pilot-member table:name="28,40446" table:display="true" table:show-details="true"/>
                <table:data-pilot-member table:name="28,4059" table:display="true" table:show-details="true"/>
                <table:data-pilot-member table:name="28,4068" table:display="true" table:show-details="true"/>
                <table:data-pilot-member table:name="28,40992" table:display="true" table:show-details="true"/>
                <table:data-pilot-member table:name="28,41112" table:display="true" table:show-details="true"/>
                <table:data-pilot-member table:name="28,41258" table:display="true" table:show-details="true"/>
                <table:data-pilot-member table:name="28,41368" table:display="true" table:show-details="true"/>
                <table:data-pilot-member table:name="28,41798" table:display="true" table:show-details="true"/>
                <table:data-pilot-member table:name="28,42534" table:display="true" table:show-details="true"/>
                <table:data-pilot-member table:name="28,4359" table:display="true" table:show-details="true"/>
                <table:data-pilot-member table:name="28,46112" table:display="true" table:show-details="true"/>
                <table:data-pilot-member table:name="28,87725" table:display="true" table:show-details="true"/>
                <table:data-pilot-member table:name="28,878517" table:display="true" table:show-details="true"/>
                <table:data-pilot-member table:name="28,878783" table:display="true" table:show-details="true"/>
                <table:data-pilot-member table:name="28,8808" table:display="true" table:show-details="true"/>
                <table:data-pilot-member table:name="28,884233" table:display="true" table:show-details="true"/>
                <table:data-pilot-member table:name="28,884483" table:display="true" table:show-details="true"/>
                <table:data-pilot-member table:name="28,885" table:display="true" table:show-details="true"/>
                <table:data-pilot-member table:name="28,885783" table:display="true" table:show-details="true"/>
                <table:data-pilot-member table:name="28,886183" table:display="true" table:show-details="true"/>
                <table:data-pilot-member table:name="28,88985" table:display="true" table:show-details="true"/>
                <table:data-pilot-member table:name="28,8916" table:display="true" table:show-details="true"/>
                <table:data-pilot-member table:name="28,89535" table:display="true" table:show-details="true"/>
                <table:data-pilot-member table:name="28,899217" table:display="true" table:show-details="true"/>
                <table:data-pilot-member table:name="28,899367" table:display="true" table:show-details="true"/>
                <table:data-pilot-member table:name="28,900067" table:display="true" table:show-details="true"/>
                <table:data-pilot-member table:name="28,9014" table:display="true" table:show-details="true"/>
                <table:data-pilot-member table:name="28,902117" table:display="true" table:show-details="true"/>
                <table:data-pilot-member table:name="28,90885" table:display="true" table:show-details="true"/>
                <table:data-pilot-member table:name="28,922617" table:display="true" table:show-details="true"/>
                <table:data-pilot-member table:name="28,951083" table:display="true" table:show-details="true"/>
                <table:data-pilot-member table:name="29,324514" table:display="true" table:show-details="true"/>
                <table:data-pilot-member table:name="29,324843" table:display="true" table:show-details="true"/>
                <table:data-pilot-member table:name="29,327614" table:display="true" table:show-details="true"/>
                <table:data-pilot-member table:name="29,328329" table:display="true" table:show-details="true"/>
                <table:data-pilot-member table:name="29,330814" table:display="true" table:show-details="true"/>
                <table:data-pilot-member table:name="29,332286" table:display="true" table:show-details="true"/>
                <table:data-pilot-member table:name="29,332471" table:display="true" table:show-details="true"/>
                <table:data-pilot-member table:name="29,335743" table:display="true" table:show-details="true"/>
                <table:data-pilot-member table:name="29,336571" table:display="true" table:show-details="true"/>
                <table:data-pilot-member table:name="29,339" table:display="true" table:show-details="true"/>
                <table:data-pilot-member table:name="29,340214" table:display="true" table:show-details="true"/>
                <table:data-pilot-member table:name="29,340671" table:display="true" table:show-details="true"/>
                <table:data-pilot-member table:name="29,344914" table:display="true" table:show-details="true"/>
                <table:data-pilot-member table:name="29,345743" table:display="true" table:show-details="true"/>
                <table:data-pilot-member table:name="29,374114" table:display="true" table:show-details="true"/>
                <table:data-pilot-member table:name="29,381086" table:display="true" table:show-details="true"/>
                <table:data-pilot-member table:name="29,383529" table:display="true" table:show-details="true"/>
                <table:data-pilot-member table:name="29,3847" table:display="true" table:show-details="true"/>
                <table:data-pilot-member table:name="29,388529" table:display="true" table:show-details="true"/>
                <table:data-pilot-member table:name="29,390257" table:display="true" table:show-details="true"/>
                <table:data-pilot-member table:name="29,763825" table:display="true" table:show-details="true"/>
                <table:data-pilot-member table:name="29,765113" table:display="true" table:show-details="true"/>
                <table:data-pilot-member table:name="29,765837" table:display="true" table:show-details="true"/>
                <table:data-pilot-member table:name="29,767588" table:display="true" table:show-details="true"/>
                <table:data-pilot-member table:name="29,767637" table:display="true" table:show-details="true"/>
                <table:data-pilot-member table:name="29,767913" table:display="true" table:show-details="true"/>
                <table:data-pilot-member table:name="29,76825" table:display="true" table:show-details="true"/>
                <table:data-pilot-member table:name="29,76905" table:display="true" table:show-details="true"/>
                <table:data-pilot-member table:name="29,77" table:display="true" table:show-details="true"/>
                <table:data-pilot-member table:name="29,77045" table:display="true" table:show-details="true"/>
                <table:data-pilot-member table:name="29,770775" table:display="true" table:show-details="true"/>
                <table:data-pilot-member table:name="29,7708" table:display="true" table:show-details="true"/>
                <table:data-pilot-member table:name="29,772437" table:display="true" table:show-details="true"/>
                <table:data-pilot-member table:name="29,774513" table:display="true" table:show-details="true"/>
                <table:data-pilot-member table:name="29,776013" table:display="true" table:show-details="true"/>
                <table:data-pilot-member table:name="29,78205" table:display="true" table:show-details="true"/>
                <table:data-pilot-member table:name="29,783963" table:display="true" table:show-details="true"/>
                <table:data-pilot-member table:name="29,785325" table:display="true" table:show-details="true"/>
                <table:data-pilot-member table:name="29,7889" table:display="true" table:show-details="true"/>
                <table:data-pilot-member table:name="29,80215" table:display="true" table:show-details="true"/>
                <table:data-pilot-member table:name="30,101722" table:display="true" table:show-details="true"/>
                <table:data-pilot-member table:name="30,103067" table:display="true" table:show-details="true"/>
                <table:data-pilot-member table:name="30,104933" table:display="true" table:show-details="true"/>
                <table:data-pilot-member table:name="30,105178" table:display="true" table:show-details="true"/>
                <table:data-pilot-member table:name="30,1055" table:display="true" table:show-details="true"/>
                <table:data-pilot-member table:name="30,107133" table:display="true" table:show-details="true"/>
                <table:data-pilot-member table:name="30,1076" table:display="true" table:show-details="true"/>
                <table:data-pilot-member table:name="30,107822" table:display="true" table:show-details="true"/>
                <table:data-pilot-member table:name="30,111122" table:display="true" table:show-details="true"/>
                <table:data-pilot-member table:name="30,111433" table:display="true" table:show-details="true"/>
                <table:data-pilot-member table:name="30,1139" table:display="true" table:show-details="true"/>
                <table:data-pilot-member table:name="30,115022" table:display="true" table:show-details="true"/>
                <table:data-pilot-member table:name="30,117622" table:display="true" table:show-details="true"/>
                <table:data-pilot-member table:name="30,131478" table:display="true" table:show-details="true"/>
                <table:data-pilot-member table:name="30,132611" table:display="true" table:show-details="true"/>
                <table:data-pilot-member table:name="30,133978" table:display="true" table:show-details="true"/>
                <table:data-pilot-member table:name="30,137978" table:display="true" table:show-details="true"/>
                <table:data-pilot-member table:name="30,141156" table:display="true" table:show-details="true"/>
                <table:data-pilot-member table:name="30,143389" table:display="true" table:show-details="true"/>
                <table:data-pilot-member table:name="30,1456" table:display="true" table:show-details="true"/>
                <table:data-pilot-member table:name="30,3892" table:display="true" table:show-details="true"/>
                <table:data-pilot-member table:name="30,39452" table:display="true" table:show-details="true"/>
                <table:data-pilot-member table:name="30,39454" table:display="true" table:show-details="true"/>
                <table:data-pilot-member table:name="30,39575" table:display="true" table:show-details="true"/>
                <table:data-pilot-member table:name="30,39763" table:display="true" table:show-details="true"/>
                <table:data-pilot-member table:name="30,39885" table:display="true" table:show-details="true"/>
                <table:data-pilot-member table:name="30,40306" table:display="true" table:show-details="true"/>
                <table:data-pilot-member table:name="30,40317" table:display="true" table:show-details="true"/>
                <table:data-pilot-member table:name="30,40326" table:display="true" table:show-details="true"/>
                <table:data-pilot-member table:name="30,40763" table:display="true" table:show-details="true"/>
                <table:data-pilot-member table:name="30,41301" table:display="true" table:show-details="true"/>
                <table:data-pilot-member table:name="30,41752" table:display="true" table:show-details="true"/>
                <table:data-pilot-member table:name="30,41982" table:display="true" table:show-details="true"/>
                <table:data-pilot-member table:name="30,4208" table:display="true" table:show-details="true"/>
                <table:data-pilot-member table:name="30,42289" table:display="true" table:show-details="true"/>
                <table:data-pilot-member table:name="30,42598" table:display="true" table:show-details="true"/>
                <table:data-pilot-member table:name="30,42699" table:display="true" table:show-details="true"/>
                <table:data-pilot-member table:name="30,42846" table:display="true" table:show-details="true"/>
                <table:data-pilot-member table:name="30,43766" table:display="true" table:show-details="true"/>
                <table:data-pilot-member table:name="30,46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31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2,02655" table:display="true" table:show-details="true"/>
                <table:data-pilot-member table:name="12,02745" table:display="true" table:show-details="true"/>
                <table:data-pilot-member table:name="12,032" table:display="true" table:show-details="true"/>
                <table:data-pilot-member table:name="12,04295" table:display="true" table:show-details="true"/>
                <table:data-pilot-member table:name="12,0502" table:display="true" table:show-details="true"/>
                <table:data-pilot-member table:name="12,0598" table:display="true" table:show-details="true"/>
                <table:data-pilot-member table:name="12,06135" table:display="true" table:show-details="true"/>
                <table:data-pilot-member table:name="12,06215" table:display="true" table:show-details="true"/>
                <table:data-pilot-member table:name="12,0659" table:display="true" table:show-details="true"/>
                <table:data-pilot-member table:name="12,0669" table:display="true" table:show-details="true"/>
                <table:data-pilot-member table:name="12,07195" table:display="true" table:show-details="true"/>
                <table:data-pilot-member table:name="12,0738" table:display="true" table:show-details="true"/>
                <table:data-pilot-member table:name="12,07475" table:display="true" table:show-details="true"/>
                <table:data-pilot-member table:name="12,0766" table:display="true" table:show-details="true"/>
                <table:data-pilot-member table:name="12,07925" table:display="true" table:show-details="true"/>
                <table:data-pilot-member table:name="12,0793" table:display="true" table:show-details="true"/>
                <table:data-pilot-member table:name="12,07965" table:display="true" table:show-details="true"/>
                <table:data-pilot-member table:name="12,0914" table:display="true" table:show-details="true"/>
                <table:data-pilot-member table:name="12,0922" table:display="true" table:show-details="true"/>
                <table:data-pilot-member table:name="12,1006" table:display="true" table:show-details="true"/>
                <table:data-pilot-member table:name="12,49515" table:display="true" table:show-details="true"/>
                <table:data-pilot-member table:name="12,506225" table:display="true" table:show-details="true"/>
                <table:data-pilot-member table:name="12,509225" table:display="true" table:show-details="true"/>
                <table:data-pilot-member table:name="12,518025" table:display="true" table:show-details="true"/>
                <table:data-pilot-member table:name="12,523525" table:display="true" table:show-details="true"/>
                <table:data-pilot-member table:name="12,525525" table:display="true" table:show-details="true"/>
                <table:data-pilot-member table:name="12,5316" table:display="true" table:show-details="true"/>
                <table:data-pilot-member table:name="12,533875" table:display="true" table:show-details="true"/>
                <table:data-pilot-member table:name="12,534" table:display="true" table:show-details="true"/>
                <table:data-pilot-member table:name="12,538025" table:display="true" table:show-details="true"/>
                <table:data-pilot-member table:name="12,538075" table:display="true" table:show-details="true"/>
                <table:data-pilot-member table:name="12,538575" table:display="true" table:show-details="true"/>
                <table:data-pilot-member table:name="12,539075" table:display="true" table:show-details="true"/>
                <table:data-pilot-member table:name="12,540775" table:display="true" table:show-details="true"/>
                <table:data-pilot-member table:name="12,541675" table:display="true" table:show-details="true"/>
                <table:data-pilot-member table:name="12,5454" table:display="true" table:show-details="true"/>
                <table:data-pilot-member table:name="12,545775" table:display="true" table:show-details="true"/>
                <table:data-pilot-member table:name="12,55795" table:display="true" table:show-details="true"/>
                <table:data-pilot-member table:name="12,560375" table:display="true" table:show-details="true"/>
                <table:data-pilot-member table:name="12,562275" table:display="true" table:show-details="true"/>
                <table:data-pilot-member table:name="12,744217" table:display="true" table:show-details="true"/>
                <table:data-pilot-member table:name="12,757317" table:display="true" table:show-details="true"/>
                <table:data-pilot-member table:name="12,77895" table:display="true" table:show-details="true"/>
                <table:data-pilot-member table:name="12,779567" table:display="true" table:show-details="true"/>
                <table:data-pilot-member table:name="12,7802" table:display="true" table:show-details="true"/>
                <table:data-pilot-member table:name="12,78185" table:display="true" table:show-details="true"/>
                <table:data-pilot-member table:name="12,785833" table:display="true" table:show-details="true"/>
                <table:data-pilot-member table:name="12,79115" table:display="true" table:show-details="true"/>
                <table:data-pilot-member table:name="12,794867" table:display="true" table:show-details="true"/>
                <table:data-pilot-member table:name="12,797" table:display="true" table:show-details="true"/>
                <table:data-pilot-member table:name="12,805183" table:display="true" table:show-details="true"/>
                <table:data-pilot-member table:name="12,8057" table:display="true" table:show-details="true"/>
                <table:data-pilot-member table:name="12,809083" table:display="true" table:show-details="true"/>
                <table:data-pilot-member table:name="12,81025" table:display="true" table:show-details="true"/>
                <table:data-pilot-member table:name="12,811567" table:display="true" table:show-details="true"/>
                <table:data-pilot-member table:name="12,8125" table:display="true" table:show-details="true"/>
                <table:data-pilot-member table:name="12,8136" table:display="true" table:show-details="true"/>
                <table:data-pilot-member table:name="12,834767" table:display="true" table:show-details="true"/>
                <table:data-pilot-member table:name="12,845833" table:display="true" table:show-details="true"/>
                <table:data-pilot-member table:name="12,860883" table:display="true" table:show-details="true"/>
                <table:data-pilot-member table:name="12,983438" table:display="true" table:show-details="true"/>
                <table:data-pilot-member table:name="12,992712" table:display="true" table:show-details="true"/>
                <table:data-pilot-member table:name="12,9933" table:display="true" table:show-details="true"/>
                <table:data-pilot-member table:name="12,998337" table:display="true" table:show-details="true"/>
                <table:data-pilot-member table:name="13,002825" table:display="true" table:show-details="true"/>
                <table:data-pilot-member table:name="13,00355" table:display="true" table:show-details="true"/>
                <table:data-pilot-member table:name="13,00485" table:display="true" table:show-details="true"/>
                <table:data-pilot-member table:name="13,008487" table:display="true" table:show-details="true"/>
                <table:data-pilot-member table:name="13,009225" table:display="true" table:show-details="true"/>
                <table:data-pilot-member table:name="13,009688" table:display="true" table:show-details="true"/>
                <table:data-pilot-member table:name="13,0103" table:display="true" table:show-details="true"/>
                <table:data-pilot-member table:name="13,0193" table:display="true" table:show-details="true"/>
                <table:data-pilot-member table:name="13,023088" table:display="true" table:show-details="true"/>
                <table:data-pilot-member table:name="13,023625" table:display="true" table:show-details="true"/>
                <table:data-pilot-member table:name="13,024038" table:display="true" table:show-details="true"/>
                <table:data-pilot-member table:name="13,026525" table:display="true" table:show-details="true"/>
                <table:data-pilot-member table:name="13,027725" table:display="true" table:show-details="true"/>
                <table:data-pilot-member table:name="13,033537" table:display="true" table:show-details="true"/>
                <table:data-pilot-member table:name="13,034913" table:display="true" table:show-details="true"/>
                <table:data-pilot-member table:name="13,048288" table:display="true" table:show-details="true"/>
                <table:data-pilot-member table:name="13,13115" table:display="true" table:show-details="true"/>
                <table:data-pilot-member table:name="13,15299" table:display="true" table:show-details="true"/>
                <table:data-pilot-member table:name="13,15813" table:display="true" table:show-details="true"/>
                <table:data-pilot-member table:name="13,16071" table:display="true" table:show-details="true"/>
                <table:data-pilot-member table:name="13,1618" table:display="true" table:show-details="true"/>
                <table:data-pilot-member table:name="13,16218" table:display="true" table:show-details="true"/>
                <table:data-pilot-member table:name="13,16419" table:display="true" table:show-details="true"/>
                <table:data-pilot-member table:name="13,16567" table:display="true" table:show-details="true"/>
                <table:data-pilot-member table:name="13,16649" table:display="true" table:show-details="true"/>
                <table:data-pilot-member table:name="13,16863" table:display="true" table:show-details="true"/>
                <table:data-pilot-member table:name="13,16892" table:display="true" table:show-details="true"/>
                <table:data-pilot-member table:name="13,16898" table:display="true" table:show-details="true"/>
                <table:data-pilot-member table:name="13,17671" table:display="true" table:show-details="true"/>
                <table:data-pilot-member table:name="13,17726" table:display="true" table:show-details="true"/>
                <table:data-pilot-member table:name="13,1846" table:display="true" table:show-details="true"/>
                <table:data-pilot-member table:name="13,18553" table:display="true" table:show-details="true"/>
                <table:data-pilot-member table:name="13,1884" table:display="true" table:show-details="true"/>
                <table:data-pilot-member table:name="13,19072" table:display="true" table:show-details="true"/>
                <table:data-pilot-member table:name="13,19115" table:display="true" table:show-details="true"/>
                <table:data-pilot-member table:name="13,19875" table:display="true" table:show-details="true"/>
                <table:data-pilot-member table:name="13,243175" table:display="true" table:show-details="true"/>
                <table:data-pilot-member table:name="13,2615" table:display="true" table:show-details="true"/>
                <table:data-pilot-member table:name="13,261567" table:display="true" table:show-details="true"/>
                <table:data-pilot-member table:name="13,262225" table:display="true" table:show-details="true"/>
                <table:data-pilot-member table:name="13,267058" table:display="true" table:show-details="true"/>
                <table:data-pilot-member table:name="13,268917" table:display="true" table:show-details="true"/>
                <table:data-pilot-member table:name="13,269408" table:display="true" table:show-details="true"/>
                <table:data-pilot-member table:name="13,270875" table:display="true" table:show-details="true"/>
                <table:data-pilot-member table:name="13,271842" table:display="true" table:show-details="true"/>
                <table:data-pilot-member table:name="13,273883" table:display="true" table:show-details="true"/>
                <table:data-pilot-member table:name="13,275408" table:display="true" table:show-details="true"/>
                <table:data-pilot-member table:name="13,28355" table:display="true" table:show-details="true"/>
                <table:data-pilot-member table:name="13,284892" table:display="true" table:show-details="true"/>
                <table:data-pilot-member table:name="13,286692" table:display="true" table:show-details="true"/>
                <table:data-pilot-member table:name="13,290142" table:display="true" table:show-details="true"/>
                <table:data-pilot-member table:name="13,290325" table:display="true" table:show-details="true"/>
                <table:data-pilot-member table:name="13,295975" table:display="true" table:show-details="true"/>
                <table:data-pilot-member table:name="13,300542" table:display="true" table:show-details="true"/>
                <table:data-pilot-member table:name="13,305675" table:display="true" table:show-details="true"/>
                <table:data-pilot-member table:name="13,309658" table:display="true" table:show-details="true"/>
                <table:data-pilot-member table:name="13,353436" table:display="true" table:show-details="true"/>
                <table:data-pilot-member table:name="13,357771" table:display="true" table:show-details="true"/>
                <table:data-pilot-member table:name="13,361236" table:display="true" table:show-details="true"/>
                <table:data-pilot-member table:name="13,372714" table:display="true" table:show-details="true"/>
                <table:data-pilot-member table:name="13,372821" table:display="true" table:show-details="true"/>
                <table:data-pilot-member table:name="13,374579" table:display="true" table:show-details="true"/>
                <table:data-pilot-member table:name="13,376357" table:display="true" table:show-details="true"/>
                <table:data-pilot-member table:name="13,37675" table:display="true" table:show-details="true"/>
                <table:data-pilot-member table:name="13,377893" table:display="true" table:show-details="true"/>
                <table:data-pilot-member table:name="13,379686" table:display="true" table:show-details="true"/>
                <table:data-pilot-member table:name="13,380371" table:display="true" table:show-details="true"/>
                <table:data-pilot-member table:name="13,381771" table:display="true" table:show-details="true"/>
                <table:data-pilot-member table:name="13,384179" table:display="true" table:show-details="true"/>
                <table:data-pilot-member table:name="13,385586" table:display="true" table:show-details="true"/>
                <table:data-pilot-member table:name="13,388307" table:display="true" table:show-details="true"/>
                <table:data-pilot-member table:name="13,390979" table:display="true" table:show-details="true"/>
                <table:data-pilot-member table:name="13,393457" table:display="true" table:show-details="true"/>
                <table:data-pilot-member table:name="13,424393" table:display="true" table:show-details="true"/>
                <table:data-pilot-member table:name="13,426721" table:display="true" table:show-details="true"/>
                <table:data-pilot-member table:name="13,462506" table:display="true" table:show-details="true"/>
                <table:data-pilot-member table:name="13,471675" table:display="true" table:show-details="true"/>
                <table:data-pilot-member table:name="13,472788" table:display="true" table:show-details="true"/>
                <table:data-pilot-member table:name="13,477431" table:display="true" table:show-details="true"/>
                <table:data-pilot-member table:name="13,482656" table:display="true" table:show-details="true"/>
                <table:data-pilot-member table:name="13,482862" table:display="true" table:show-details="true"/>
                <table:data-pilot-member table:name="13,48505" table:display="true" table:show-details="true"/>
                <table:data-pilot-member table:name="13,4874" table:display="true" table:show-details="true"/>
                <table:data-pilot-member table:name="13,487775" table:display="true" table:show-details="true"/>
                <table:data-pilot-member table:name="13,491419" table:display="true" table:show-details="true"/>
                <table:data-pilot-member table:name="13,493244" table:display="true" table:show-details="true"/>
                <table:data-pilot-member table:name="13,494269" table:display="true" table:show-details="true"/>
                <table:data-pilot-member table:name="13,495125" table:display="true" table:show-details="true"/>
                <table:data-pilot-member table:name="13,500706" table:display="true" table:show-details="true"/>
                <table:data-pilot-member table:name="13,503519" table:display="true" table:show-details="true"/>
                <table:data-pilot-member table:name="13,504269" table:display="true" table:show-details="true"/>
                <table:data-pilot-member table:name="13,509406" table:display="true" table:show-details="true"/>
                <table:data-pilot-member table:name="13,509525" table:display="true" table:show-details="true"/>
                <table:data-pilot-member table:name="13,512419" table:display="true" table:show-details="true"/>
                <table:data-pilot-member table:name="13,516412" table:display="true" table:show-details="true"/>
                <table:data-pilot-member table:name="13,553183" table:display="true" table:show-details="true"/>
                <table:data-pilot-member table:name="13,564628" table:display="true" table:show-details="true"/>
                <table:data-pilot-member table:name="13,565756" table:display="true" table:show-details="true"/>
                <table:data-pilot-member table:name="13,570372" table:display="true" table:show-details="true"/>
                <table:data-pilot-member table:name="13,573094" table:display="true" table:show-details="true"/>
                <table:data-pilot-member table:name="13,5764" table:display="true" table:show-details="true"/>
                <table:data-pilot-member table:name="13,578589" table:display="true" table:show-details="true"/>
                <table:data-pilot-member table:name="13,580983" table:display="true" table:show-details="true"/>
                <table:data-pilot-member table:name="13,5812" table:display="true" table:show-details="true"/>
                <table:data-pilot-member table:name="13,583617" table:display="true" table:show-details="true"/>
                <table:data-pilot-member table:name="13,584717" table:display="true" table:show-details="true"/>
                <table:data-pilot-member table:name="13,585033" table:display="true" table:show-details="true"/>
                <table:data-pilot-member table:name="13,586472" table:display="true" table:show-details="true"/>
                <table:data-pilot-member table:name="13,587539" table:display="true" table:show-details="true"/>
                <table:data-pilot-member table:name="13,590261" table:display="true" table:show-details="true"/>
                <table:data-pilot-member table:name="13,590967" table:display="true" table:show-details="true"/>
                <table:data-pilot-member table:name="13,59125" table:display="true" table:show-details="true"/>
                <table:data-pilot-member table:name="13,593589" table:display="true" table:show-details="true"/>
                <table:data-pilot-member table:name="13,597878" table:display="true" table:show-details="true"/>
                <table:data-pilot-member table:name="13,600028" table:display="true" table:show-details="true"/>
                <table:data-pilot-member table:name="13,635055" table:display="true" table:show-details="true"/>
                <table:data-pilot-member table:name="13,63567" table:display="true" table:show-details="true"/>
                <table:data-pilot-member table:name="13,639155" table:display="true" table:show-details="true"/>
                <table:data-pilot-member table:name="13,63995" table:display="true" table:show-details="true"/>
                <table:data-pilot-member table:name="13,64061" table:display="true" table:show-details="true"/>
                <table:data-pilot-member table:name="13,651285" table:display="true" table:show-details="true"/>
                <table:data-pilot-member table:name="13,65149" table:display="true" table:show-details="true"/>
                <table:data-pilot-member table:name="13,651995" table:display="true" table:show-details="true"/>
                <table:data-pilot-member table:name="13,654085" table:display="true" table:show-details="true"/>
                <table:data-pilot-member table:name="13,654525" table:display="true" table:show-details="true"/>
                <table:data-pilot-member table:name="13,654715" table:display="true" table:show-details="true"/>
                <table:data-pilot-member table:name="13,65486" table:display="true" table:show-details="true"/>
                <table:data-pilot-member table:name="13,65577" table:display="true" table:show-details="true"/>
                <table:data-pilot-member table:name="13,657485" table:display="true" table:show-details="true"/>
                <table:data-pilot-member table:name="13,662095" table:display="true" table:show-details="true"/>
                <table:data-pilot-member table:name="13,663485" table:display="true" table:show-details="true"/>
                <table:data-pilot-member table:name="13,668515" table:display="true" table:show-details="true"/>
                <table:data-pilot-member table:name="13,67608" table:display="true" table:show-details="true"/>
                <table:data-pilot-member table:name="13,677525" table:display="true" table:show-details="true"/>
                <table:data-pilot-member table:name="13,686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97" table:display="true" table:show-details="true"/>
                <table:data-pilot-member table:name="105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7,00575" table:display="true" table:show-details="true"/>
                <table:data-pilot-member table:name="17,1221" table:display="true" table:show-details="true"/>
                <table:data-pilot-member table:name="17,19535" table:display="true" table:show-details="true"/>
                <table:data-pilot-member table:name="17,21335" table:display="true" table:show-details="true"/>
                <table:data-pilot-member table:name="17,2291" table:display="true" table:show-details="true"/>
                <table:data-pilot-member table:name="17,2544" table:display="true" table:show-details="true"/>
                <table:data-pilot-member table:name="17,29775" table:display="true" table:show-details="true"/>
                <table:data-pilot-member table:name="17,3143" table:display="true" table:show-details="true"/>
                <table:data-pilot-member table:name="17,33255" table:display="true" table:show-details="true"/>
                <table:data-pilot-member table:name="17,3615" table:display="true" table:show-details="true"/>
                <table:data-pilot-member table:name="17,36465" table:display="true" table:show-details="true"/>
                <table:data-pilot-member table:name="17,3814" table:display="true" table:show-details="true"/>
                <table:data-pilot-member table:name="17,42725" table:display="true" table:show-details="true"/>
                <table:data-pilot-member table:name="17,44785" table:display="true" table:show-details="true"/>
                <table:data-pilot-member table:name="17,4712" table:display="true" table:show-details="true"/>
                <table:data-pilot-member table:name="17,5197" table:display="true" table:show-details="true"/>
                <table:data-pilot-member table:name="17,55845" table:display="true" table:show-details="true"/>
                <table:data-pilot-member table:name="17,5659" table:display="true" table:show-details="true"/>
                <table:data-pilot-member table:name="17,57965" table:display="true" table:show-details="true"/>
                <table:data-pilot-member table:name="17,60095" table:display="true" table:show-details="true"/>
                <table:data-pilot-member table:name="18,61635" table:display="true" table:show-details="true"/>
                <table:data-pilot-member table:name="18,6526" table:display="true" table:show-details="true"/>
                <table:data-pilot-member table:name="18,6665" table:display="true" table:show-details="true"/>
                <table:data-pilot-member table:name="18,697025" table:display="true" table:show-details="true"/>
                <table:data-pilot-member table:name="18,75005" table:display="true" table:show-details="true"/>
                <table:data-pilot-member table:name="18,75055" table:display="true" table:show-details="true"/>
                <table:data-pilot-member table:name="18,757425" table:display="true" table:show-details="true"/>
                <table:data-pilot-member table:name="18,78925" table:display="true" table:show-details="true"/>
                <table:data-pilot-member table:name="18,804575" table:display="true" table:show-details="true"/>
                <table:data-pilot-member table:name="18,806075" table:display="true" table:show-details="true"/>
                <table:data-pilot-member table:name="18,832125" table:display="true" table:show-details="true"/>
                <table:data-pilot-member table:name="18,8339" table:display="true" table:show-details="true"/>
                <table:data-pilot-member table:name="18,844375" table:display="true" table:show-details="true"/>
                <table:data-pilot-member table:name="18,9265" table:display="true" table:show-details="true"/>
                <table:data-pilot-member table:name="19,00345" table:display="true" table:show-details="true"/>
                <table:data-pilot-member table:name="19,0105" table:display="true" table:show-details="true"/>
                <table:data-pilot-member table:name="19,02015" table:display="true" table:show-details="true"/>
                <table:data-pilot-member table:name="19,17945" table:display="true" table:show-details="true"/>
                <table:data-pilot-member table:name="19,183225" table:display="true" table:show-details="true"/>
                <table:data-pilot-member table:name="19,222417" table:display="true" table:show-details="true"/>
                <table:data-pilot-member table:name="19,228375" table:display="true" table:show-details="true"/>
                <table:data-pilot-member table:name="19,256783" table:display="true" table:show-details="true"/>
                <table:data-pilot-member table:name="19,278817" table:display="true" table:show-details="true"/>
                <table:data-pilot-member table:name="19,302383" table:display="true" table:show-details="true"/>
                <table:data-pilot-member table:name="19,311217" table:display="true" table:show-details="true"/>
                <table:data-pilot-member table:name="19,35195" table:display="true" table:show-details="true"/>
                <table:data-pilot-member table:name="19,447067" table:display="true" table:show-details="true"/>
                <table:data-pilot-member table:name="19,460267" table:display="true" table:show-details="true"/>
                <table:data-pilot-member table:name="19,49545" table:display="true" table:show-details="true"/>
                <table:data-pilot-member table:name="19,590867" table:display="true" table:show-details="true"/>
                <table:data-pilot-member table:name="19,5924" table:display="true" table:show-details="true"/>
                <table:data-pilot-member table:name="19,634517" table:display="true" table:show-details="true"/>
                <table:data-pilot-member table:name="19,6372" table:display="true" table:show-details="true"/>
                <table:data-pilot-member table:name="19,703783" table:display="true" table:show-details="true"/>
                <table:data-pilot-member table:name="19,754067" table:display="true" table:show-details="true"/>
                <table:data-pilot-member table:name="19,897717" table:display="true" table:show-details="true"/>
                <table:data-pilot-member table:name="19,967867" table:display="true" table:show-details="true"/>
                <table:data-pilot-member table:name="20,001517" table:display="true" table:show-details="true"/>
                <table:data-pilot-member table:name="20,107983" table:display="true" table:show-details="true"/>
                <table:data-pilot-member table:name="20,117825" table:display="true" table:show-details="true"/>
                <table:data-pilot-member table:name="20,139625" table:display="true" table:show-details="true"/>
                <table:data-pilot-member table:name="20,191875" table:display="true" table:show-details="true"/>
                <table:data-pilot-member table:name="20,235287" table:display="true" table:show-details="true"/>
                <table:data-pilot-member table:name="20,25345" table:display="true" table:show-details="true"/>
                <table:data-pilot-member table:name="20,278562" table:display="true" table:show-details="true"/>
                <table:data-pilot-member table:name="20,284288" table:display="true" table:show-details="true"/>
                <table:data-pilot-member table:name="20,316437" table:display="true" table:show-details="true"/>
                <table:data-pilot-member table:name="20,326575" table:display="true" table:show-details="true"/>
                <table:data-pilot-member table:name="20,377925" table:display="true" table:show-details="true"/>
                <table:data-pilot-member table:name="20,40065" table:display="true" table:show-details="true"/>
                <table:data-pilot-member table:name="20,40735" table:display="true" table:show-details="true"/>
                <table:data-pilot-member table:name="20,411233" table:display="true" table:show-details="true"/>
                <table:data-pilot-member table:name="20,422712" table:display="true" table:show-details="true"/>
                <table:data-pilot-member table:name="20,427575" table:display="true" table:show-details="true"/>
                <table:data-pilot-member table:name="20,429588" table:display="true" table:show-details="true"/>
                <table:data-pilot-member table:name="20,43909" table:display="true" table:show-details="true"/>
                <table:data-pilot-member table:name="20,47153" table:display="true" table:show-details="true"/>
                <table:data-pilot-member table:name="20,493713" table:display="true" table:show-details="true"/>
                <table:data-pilot-member table:name="20,49966" table:display="true" table:show-details="true"/>
                <table:data-pilot-member table:name="20,51274" table:display="true" table:show-details="true"/>
                <table:data-pilot-member table:name="20,5171" table:display="true" table:show-details="true"/>
                <table:data-pilot-member table:name="20,519813" table:display="true" table:show-details="true"/>
                <table:data-pilot-member table:name="20,55936" table:display="true" table:show-details="true"/>
                <table:data-pilot-member table:name="20,587438" table:display="true" table:show-details="true"/>
                <table:data-pilot-member table:name="20,59773" table:display="true" table:show-details="true"/>
                <table:data-pilot-member table:name="20,60244" table:display="true" table:show-details="true"/>
                <table:data-pilot-member table:name="20,705592" table:display="true" table:show-details="true"/>
                <table:data-pilot-member table:name="20,710712" table:display="true" table:show-details="true"/>
                <table:data-pilot-member table:name="20,720308" table:display="true" table:show-details="true"/>
                <table:data-pilot-member table:name="20,739833" table:display="true" table:show-details="true"/>
                <table:data-pilot-member table:name="20,75379" table:display="true" table:show-details="true"/>
                <table:data-pilot-member table:name="20,79627" table:display="true" table:show-details="true"/>
                <table:data-pilot-member table:name="20,8192" table:display="true" table:show-details="true"/>
                <table:data-pilot-member table:name="20,848983" table:display="true" table:show-details="true"/>
                <table:data-pilot-member table:name="20,8501" table:display="true" table:show-details="true"/>
                <table:data-pilot-member table:name="20,855058" table:display="true" table:show-details="true"/>
                <table:data-pilot-member table:name="20,90897" table:display="true" table:show-details="true"/>
                <table:data-pilot-member table:name="20,92148" table:display="true" table:show-details="true"/>
                <table:data-pilot-member table:name="20,932092" table:display="true" table:show-details="true"/>
                <table:data-pilot-member table:name="20,952142" table:display="true" table:show-details="true"/>
                <table:data-pilot-member table:name="20,979133" table:display="true" table:show-details="true"/>
                <table:data-pilot-member table:name="20,9814" table:display="true" table:show-details="true"/>
                <table:data-pilot-member table:name="20,98883" table:display="true" table:show-details="true"/>
                <table:data-pilot-member table:name="21,009508" table:display="true" table:show-details="true"/>
                <table:data-pilot-member table:name="21,071325" table:display="true" table:show-details="true"/>
                <table:data-pilot-member table:name="21,093508" table:display="true" table:show-details="true"/>
                <table:data-pilot-member table:name="21,113208" table:display="true" table:show-details="true"/>
                <table:data-pilot-member table:name="21,189925" table:display="true" table:show-details="true"/>
                <table:data-pilot-member table:name="21,202308" table:display="true" table:show-details="true"/>
                <table:data-pilot-member table:name="21,20684" table:display="true" table:show-details="true"/>
                <table:data-pilot-member table:name="21,212392" table:display="true" table:show-details="true"/>
                <table:data-pilot-member table:name="21,22379" table:display="true" table:show-details="true"/>
                <table:data-pilot-member table:name="21,22727" table:display="true" table:show-details="true"/>
                <table:data-pilot-member table:name="21,244908" table:display="true" table:show-details="true"/>
                <table:data-pilot-member table:name="21,331158" table:display="true" table:show-details="true"/>
                <table:data-pilot-member table:name="21,334457" table:display="true" table:show-details="true"/>
                <table:data-pilot-member table:name="21,33533" table:display="true" table:show-details="true"/>
                <table:data-pilot-member table:name="21,35767" table:display="true" table:show-details="true"/>
                <table:data-pilot-member table:name="21,405186" table:display="true" table:show-details="true"/>
                <table:data-pilot-member table:name="21,418679" table:display="true" table:show-details="true"/>
                <table:data-pilot-member table:name="21,437664" table:display="true" table:show-details="true"/>
                <table:data-pilot-member table:name="21,454775" table:display="true" table:show-details="true"/>
                <table:data-pilot-member table:name="21,460336" table:display="true" table:show-details="true"/>
                <table:data-pilot-member table:name="21,503557" table:display="true" table:show-details="true"/>
                <table:data-pilot-member table:name="21,525471" table:display="true" table:show-details="true"/>
                <table:data-pilot-member table:name="21,527957" table:display="true" table:show-details="true"/>
                <table:data-pilot-member table:name="21,548914" table:display="true" table:show-details="true"/>
                <table:data-pilot-member table:name="21,567133" table:display="true" table:show-details="true"/>
                <table:data-pilot-member table:name="21,579186" table:display="true" table:show-details="true"/>
                <table:data-pilot-member table:name="21,643612" table:display="true" table:show-details="true"/>
                <table:data-pilot-member table:name="21,698956" table:display="true" table:show-details="true"/>
                <table:data-pilot-member table:name="21,708037" table:display="true" table:show-details="true"/>
                <table:data-pilot-member table:name="21,711721" table:display="true" table:show-details="true"/>
                <table:data-pilot-member table:name="21,719179" table:display="true" table:show-details="true"/>
                <table:data-pilot-member table:name="21,719207" table:display="true" table:show-details="true"/>
                <table:data-pilot-member table:name="21,719725" table:display="true" table:show-details="true"/>
                <table:data-pilot-member table:name="21,736406" table:display="true" table:show-details="true"/>
                <table:data-pilot-member table:name="21,742506" table:display="true" table:show-details="true"/>
                <table:data-pilot-member table:name="21,745894" table:display="true" table:show-details="true"/>
                <table:data-pilot-member table:name="21,751925" table:display="true" table:show-details="true"/>
                <table:data-pilot-member table:name="21,752021" table:display="true" table:show-details="true"/>
                <table:data-pilot-member table:name="21,755221" table:display="true" table:show-details="true"/>
                <table:data-pilot-member table:name="21,773644" table:display="true" table:show-details="true"/>
                <table:data-pilot-member table:name="21,792928" table:display="true" table:show-details="true"/>
                <table:data-pilot-member table:name="21,797078" table:display="true" table:show-details="true"/>
                <table:data-pilot-member table:name="21,7977" table:display="true" table:show-details="true"/>
                <table:data-pilot-member table:name="21,81265" table:display="true" table:show-details="true"/>
                <table:data-pilot-member table:name="21,818072" table:display="true" table:show-details="true"/>
                <table:data-pilot-member table:name="21,85315" table:display="true" table:show-details="true"/>
                <table:data-pilot-member table:name="21,856143" table:display="true" table:show-details="true"/>
                <table:data-pilot-member table:name="21,861256" table:display="true" table:show-details="true"/>
                <table:data-pilot-member table:name="21,863236" table:display="true" table:show-details="true"/>
                <table:data-pilot-member table:name="21,874381" table:display="true" table:show-details="true"/>
                <table:data-pilot-member table:name="21,880637" table:display="true" table:show-details="true"/>
                <table:data-pilot-member table:name="21,881971" table:display="true" table:show-details="true"/>
                <table:data-pilot-member table:name="21,883422" table:display="true" table:show-details="true"/>
                <table:data-pilot-member table:name="21,900137" table:display="true" table:show-details="true"/>
                <table:data-pilot-member table:name="21,901194" table:display="true" table:show-details="true"/>
                <table:data-pilot-member table:name="21,904394" table:display="true" table:show-details="true"/>
                <table:data-pilot-member table:name="21,907343" table:display="true" table:show-details="true"/>
                <table:data-pilot-member table:name="21,926" table:display="true" table:show-details="true"/>
                <table:data-pilot-member table:name="21,948183" table:display="true" table:show-details="true"/>
                <table:data-pilot-member table:name="21,958785" table:display="true" table:show-details="true"/>
                <table:data-pilot-member table:name="21,972863" table:display="true" table:show-details="true"/>
                <table:data-pilot-member table:name="21,994956" table:display="true" table:show-details="true"/>
                <table:data-pilot-member table:name="22,004239" table:display="true" table:show-details="true"/>
                <table:data-pilot-member table:name="22,043367" table:display="true" table:show-details="true"/>
                <table:data-pilot-member table:name="22,065394" table:display="true" table:show-details="true"/>
                <table:data-pilot-member table:name="22,08029" table:display="true" table:show-details="true"/>
                <table:data-pilot-member table:name="22,083019" table:display="true" table:show-details="true"/>
                <table:data-pilot-member table:name="22,102615" table:display="true" table:show-details="true"/>
                <table:data-pilot-member table:name="22,123178" table:display="true" table:show-details="true"/>
                <table:data-pilot-member table:name="22,12387" table:display="true" table:show-details="true"/>
                <table:data-pilot-member table:name="22,140365" table:display="true" table:show-details="true"/>
                <table:data-pilot-member table:name="22,143378" table:display="true" table:show-details="true"/>
                <table:data-pilot-member table:name="22,211145" table:display="true" table:show-details="true"/>
                <table:data-pilot-member table:name="22,22103" table:display="true" table:show-details="true"/>
                <table:data-pilot-member table:name="22,232119" table:display="true" table:show-details="true"/>
                <table:data-pilot-member table:name="22,232783" table:display="true" table:show-details="true"/>
                <table:data-pilot-member table:name="22,244975" table:display="true" table:show-details="true"/>
                <table:data-pilot-member table:name="22,281445" table:display="true" table:show-details="true"/>
                <table:data-pilot-member table:name="22,284411" table:display="true" table:show-details="true"/>
                <table:data-pilot-member table:name="22,293367" table:display="true" table:show-details="true"/>
                <table:data-pilot-member table:name="22,294431" table:display="true" table:show-details="true"/>
                <table:data-pilot-member table:name="22,30905" table:display="true" table:show-details="true"/>
                <table:data-pilot-member table:name="22,31139" table:display="true" table:show-details="true"/>
                <table:data-pilot-member table:name="22,31403" table:display="true" table:show-details="true"/>
                <table:data-pilot-member table:name="22,32309" table:display="true" table:show-details="true"/>
                <table:data-pilot-member table:name="22,336838" table:display="true" table:show-details="true"/>
                <table:data-pilot-member table:name="22,342433" table:display="true" table:show-details="true"/>
                <table:data-pilot-member table:name="22,391611" table:display="true" table:show-details="true"/>
                <table:data-pilot-member table:name="22,4122" table:display="true" table:show-details="true"/>
                <table:data-pilot-member table:name="22,41855" table:display="true" table:show-details="true"/>
                <table:data-pilot-member table:name="22,435765" table:display="true" table:show-details="true"/>
                <table:data-pilot-member table:name="22,456355" table:display="true" table:show-details="true"/>
                <table:data-pilot-member table:name="22,561935" table:display="true" table:show-details="true"/>
                <table:data-pilot-member table:name="22,63577" table:display="true" table:show-details="true"/>
                <table:data-pilot-member table:name="22,754055" table:display="true" table:show-details="true"/>
                <table:data-pilot-member table:name="22,903415" table:display="true" table:show-details="true"/>
                <table:data-pilot-member table:name="22,9463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– sorted_Rbtree" table:orientation="data" table:used-hierarchy="0" table:function="average">
            <table:data-pilot-level table:show-empty="false" calcext:repeat-item-labels="false">
              <table:data-pilot-members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11:25.308537351</dc:date>
    <meta:editing-duration>PT5M4S</meta:editing-duration>
    <meta:editing-cycles>1</meta:editing-cycles>
    <meta:document-statistic meta:table-count="2" meta:cell-count="1706" meta:object-count="0"/>
    <meta:generator>LibreOffice/6.4.7.2$Linux_X86_64 LibreOffice_project/40$Build-2</meta:generator>
  </office:meta>
</office:document-meta>
</file>